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756in"/>
    </style:style>
    <style:style style:name="co3" style:family="table-column">
      <style:table-column-properties fo:break-before="auto" style:column-width="2.6791in"/>
    </style:style>
    <style:style style:name="co4" style:family="table-column">
      <style:table-column-properties fo:break-before="auto" style:column-width="1.248in"/>
    </style:style>
    <style:style style:name="ro1" style:family="table-row">
      <style:table-row-properties style:row-height="0.3201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2pt" style:language-asian="en" style:country-asian="US" style:font-style-asian="normal" style:font-weight-asian="normal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font-size="12pt" style:font-size-asian="12pt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line-through-mode="continuous" style:font-name-asian="DejaVu Sans1" style:font-size-asian="12pt" style:language-asian="en" style:country-asian="US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line-through-mode="continuous" style:font-name-asian="DejaVu Sans1" style:language-asian="en" style:country-asian="US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Times New Roman" fo:font-size="12pt" fo:language="en" fo:country="US" fo:font-style="normal" fo:font-weight="normal" style:font-name-asian="DejaVu Sans1" style:font-size-asian="12pt" style:language-asian="en" style:country-asian="US" style:font-name-complex="Bitstream Vera Sans1" style:font-size-complex="6.80000019073486pt"/>
    </style:style>
    <style:style style:name="T2" style:family="text">
      <style:text-properties style:use-window-font-color="true" style:font-name="Times New Roman" fo:font-size="12pt" fo:language="en" fo:country="US" style:font-name-asian="DejaVu Sans1" style:font-size-asian="12pt" style:language-asian="en" style:country-asian="US" style:font-style-asian="normal" style:font-weight-asian="normal" style:font-name-complex="Bitstream Vera Sans1" style:font-size-complex="6.80000019073486pt"/>
    </style:style>
    <style:style style:name="T3" style:family="text">
      <style:text-properties style:use-window-font-color="true" style:font-name="Times New Roman" fo:font-size="12pt" fo:language="en" fo:country="US" fo:font-style="normal" fo:font-weight="normal" style:font-name-asian="DejaVu Sans1" style:language-asian="en" style:country-asian="US" style:font-name-complex="Bitstream Vera Sans1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78515">
            <text:p>78515</text:p>
          </table:table-cell>
          <table:table-cell table:style-name="ce2" office:value-type="string">
            <text:p><text:a xlink:href="../../TransparentThoughts/78515.html">技术的犬儒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0</text:span><text:span text:style-name="T2">日</text:span><text:span text:style-name="T1">, </text:span><text:span text:style-name="T2">星期三 </text:span><text:span text:style-name="T1">23:3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78897">
            <text:p>78897</text:p>
          </table:table-cell>
          <table:table-cell table:style-name="ce2" office:value-type="string">
            <text:p><text:a xlink:href="../../TransparentThoughts/78897.html">ELHou的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2:2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79247">
            <text:p>79247</text:p>
          </table:table-cell>
          <table:table-cell table:style-name="ce2" office:value-type="string">
            <text:p><text:a xlink:href="../../TransparentThoughts/79247.html">生气了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9:0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2343">
            <text:p>82343</text:p>
          </table:table-cell>
          <table:table-cell table:style-name="ce2" office:value-type="string">
            <text:p><text:a xlink:href="../../TransparentThoughts/82343.html">软件工匠的三项素质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2:4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3301">
            <text:p>83301</text:p>
          </table:table-cell>
          <table:table-cell table:style-name="ce2" office:value-type="string">
            <text:p><text:a xlink:href="../../TransparentThoughts/83301.html">关于“信心的工程”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0:37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4973">
            <text:p>84973</text:p>
          </table:table-cell>
          <table:table-cell table:style-name="ce2" office:value-type="string">
            <text:p><text:a xlink:href="../../TransparentThoughts/84973.html">笑话两则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6:34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2081">
            <text:p>92081</text:p>
          </table:table-cell>
          <table:table-cell table:style-name="ce2" office:value-type="string">
            <text:p><text:a xlink:href="../../TransparentThoughts/92081.html">你叫我拿什么文档给你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19:39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3354">
            <text:p>93354</text:p>
          </table:table-cell>
          <table:table-cell table:style-name="ce2" office:value-type="string">
            <text:p><text:a xlink:href="../../TransparentThoughts/93354.html">懒惰是一种美德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6:49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7126">
            <text:p>97126</text:p>
          </table:table-cell>
          <table:table-cell table:style-name="ce2" office:value-type="string">
            <text:p><text:a xlink:href="../../TransparentThoughts/97126.html">Re-inventing Wheels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9</text:span><text:span text:style-name="T2">日</text:span><text:span text:style-name="T3">, </text:span><text:span text:style-name="T2">星期一 </text:span><text:span text:style-name="T3">19:40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18016">
            <text:p>118016</text:p>
          </table:table-cell>
          <table:table-cell table:style-name="ce2" office:value-type="string">
            <text:p><text:a xlink:href="../../TransparentThoughts/118016.html">完善自我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22:1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3973">
            <text:p>123973</text:p>
          </table:table-cell>
          <table:table-cell table:style-name="ce2" office:value-type="string">
            <text:p><text:a xlink:href="../../TransparentThoughts/123973.html">“我的”程序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21:39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58782">
            <text:p>158782</text:p>
          </table:table-cell>
          <table:table-cell table:style-name="ce2" office:value-type="string">
            <text:p><text:a xlink:href="../../TransparentThoughts/158782.html">程序员这工作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0:5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80898">
            <text:p>180898</text:p>
          </table:table-cell>
          <table:table-cell table:style-name="ce2" office:value-type="string">
            <text:p><text:a xlink:href="../../TransparentThoughts/180898.html">写简历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20:5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81400">
            <text:p>181400</text:p>
          </table:table-cell>
          <table:table-cell table:style-name="ce2" office:value-type="string">
            <text:p><text:a xlink:href="../../TransparentThoughts/181400.html">做事·做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09:10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84583">
            <text:p>184583</text:p>
          </table:table-cell>
          <table:table-cell table:style-name="ce2" office:value-type="string">
            <text:p><text:a xlink:href="../../TransparentThoughts/184583.html">幼儿园教育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11:3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92104">
            <text:p>192104</text:p>
          </table:table-cell>
          <table:table-cell table:style-name="ce2" office:value-type="string">
            <text:p><text:a xlink:href="../../TransparentThoughts/192104.html">对风车开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10:42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93204">
            <text:p>193204</text:p>
          </table:table-cell>
          <table:table-cell table:style-name="ce2" office:value-type="string">
            <text:p><text:a xlink:href="../../TransparentThoughts/193204.html">偶像崇拜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2:50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52843">
            <text:p>252843</text:p>
          </table:table-cell>
          <table:table-cell table:style-name="ce2" office:value-type="string">
            <text:p><text:a xlink:href="../../TransparentThoughts/252843.html">学会盲从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8:4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98869">
            <text:p>298869</text:p>
          </table:table-cell>
          <table:table-cell table:style-name="ce2" office:value-type="string">
            <text:p><text:a xlink:href="../../TransparentThoughts/298869.html">为什么成员变量要加下划线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6</text:span><text:span text:style-name="T2">日</text:span><text:span text:style-name="T1">, </text:span><text:span text:style-name="T2">星期四 </text:span><text:span text:style-name="T1">17:34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16092">
            <text:p>316092</text:p>
          </table:table-cell>
          <table:table-cell table:style-name="ce2" office:value-type="string">
            <text:p><text:a xlink:href="../../TransparentThoughts/316092.html">为什么VSS不好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8</text:span><text:span text:style-name="T2">日</text:span><text:span text:style-name="T1">, </text:span><text:span text:style-name="T2">星期三 </text:span><text:span text:style-name="T1">11:21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17374">
            <text:p>317374</text:p>
          </table:table-cell>
          <table:table-cell table:style-name="ce2" office:value-type="string">
            <text:p><text:a xlink:href="../../TransparentThoughts/317374.html">技术好不好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9</text:span><text:span text:style-name="T2">日</text:span><text:span text:style-name="T1">, </text:span><text:span text:style-name="T2">星期四 </text:span><text:span text:style-name="T1">09:03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60797">
            <text:p>460797</text:p>
          </table:table-cell>
          <table:table-cell table:style-name="ce2" office:value-type="string">
            <text:p><text:a xlink:href="../../TransparentThoughts/460797.html">写程序直至成精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18:33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653657">
            <text:p>653657</text:p>
          </table:table-cell>
          <table:table-cell table:style-name="ce2" office:value-type="string">
            <text:p><text:a xlink:href="../../TransparentThoughts/653657.html">技术 vs. 业务，huh？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0:29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05519">
            <text:p>805519</text:p>
          </table:table-cell>
          <table:table-cell table:style-name="ce2" office:value-type="string">
            <text:p><text:a xlink:href="../../TransparentThoughts/805519.html">差距咋就这么大咧？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46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91459">
            <text:p>891459</text:p>
          </table:table-cell>
          <table:table-cell table:style-name="ce2" office:value-type="string">
            <text:p><text:a xlink:href="../../TransparentThoughts/891459.html">谁受益，谁负责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2:06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34846">
            <text:p>934846</text:p>
          </table:table-cell>
          <table:table-cell table:style-name="ce2" office:value-type="string">
            <text:p><text:a xlink:href="../../TransparentThoughts/934846.html">程序员的严谨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11:0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050912">
            <text:p>1050912</text:p>
          </table:table-cell>
          <table:table-cell table:style-name="ce2" office:value-type="string">
            <text:p><text:a xlink:href="../../TransparentThoughts/1050912.html">吾生也有涯，而知也无涯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0:09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119727">
            <text:p>1119727</text:p>
          </table:table-cell>
          <table:table-cell table:style-name="ce2" office:value-type="string">
            <text:p><text:a xlink:href="../../TransparentThoughts/1119727.html">Always Nearly Done</text:a></text:p>
          </table:table-cell>
          <table:table-cell table:style-name="ce5" office:value-type="string">
            <text:p><text:span text:style-name="T3">2006</text:span><text:span text:style-name="T2">年</text:span><text:span text:style-name="T3">01</text:span><text:span text:style-name="T2">月</text:span><text:span text:style-name="T3">19</text:span><text:span text:style-name="T2">日</text:span><text:span text:style-name="T3">, </text:span><text:span text:style-name="T2">星期四 </text:span><text:span text:style-name="T3">22:50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147920">
            <text:p>1147920</text:p>
          </table:table-cell>
          <table:table-cell table:style-name="ce2" office:value-type="string">
            <text:p><text:a xlink:href="../../TransparentThoughts/1147920.html">商业意识和自我意识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四 </text:span><text:span text:style-name="T1">21:2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04955">
            <text:p>1204955</text:p>
          </table:table-cell>
          <table:table-cell table:style-name="ce2" office:value-type="string">
            <text:p><text:a xlink:href="../../TransparentThoughts/1204955.html">一本正经地道听途说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09:20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61542">
            <text:p>1261542</text:p>
          </table:table-cell>
          <table:table-cell table:style-name="ce2" office:value-type="string">
            <text:p><text:a xlink:href="../../TransparentThoughts/1261542.html">用五年时间跨越鸿沟</text:a></text:p>
          </table:table-cell>
          <table:table-cell table:style-name="ce4" office:value-type="string">
            <text:p><text:span text:style-name="T1">2007</text:span><text:span text:style-name="T2">年</text:span><text:span text:style-name="T1">02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9:1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40516">
            <text:p>240516</text:p>
          </table:table-cell>
          <table:table-cell table:style-name="ce2" office:value-type="string">
            <text:p><text:a xlink:href="../../TransparentThoughts/240516.html">XSLT View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4</text:span><text:span text:style-name="T2">日</text:span><text:span text:style-name="T3">, </text:span><text:span text:style-name="T2">星期三 </text:span><text:span text:style-name="T3">16:26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44543">
            <text:p>244543</text:p>
          </table:table-cell>
          <table:table-cell table:style-name="ce2" office:value-type="string">
            <text:p><text:a xlink:href="../../TransparentThoughts/244543.html">XUL第一步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7</text:span><text:span text:style-name="T2">日</text:span><text:span text:style-name="T1">, </text:span><text:span text:style-name="T2">星期六 </text:span><text:span text:style-name="T1">12:56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48096">
            <text:p>248096</text:p>
          </table:table-cell>
          <table:table-cell table:style-name="ce2" office:value-type="string">
            <text:p><text:a xlink:href="../../TransparentThoughts/248096.html">XUL and Web Service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9</text:span><text:span text:style-name="T2">日</text:span><text:span text:style-name="T3">, </text:span><text:span text:style-name="T2">星期一 </text:span><text:span text:style-name="T3">23:28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95248">
            <text:p>295248</text:p>
          </table:table-cell>
          <table:table-cell table:style-name="ce2" office:value-type="string">
            <text:p><text:a xlink:href="../../TransparentThoughts/295248.html">Curl的类型体系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4</text:span><text:span text:style-name="T2">日</text:span><text:span text:style-name="T1">, </text:span><text:span text:style-name="T2">星期二 </text:span><text:span text:style-name="T1">12:42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304370">
            <text:p>304370</text:p>
          </table:table-cell>
          <table:table-cell table:style-name="ce2" office:value-type="string">
            <text:p><text:a xlink:href="../../TransparentThoughts/304370.html">由“Redirect After Get”想到的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30</text:span><text:span text:style-name="T2">日</text:span><text:span text:style-name="T1">, </text:span><text:span text:style-name="T2">星期一 </text:span><text:span text:style-name="T1">19:39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579389">
            <text:p>579389</text:p>
          </table:table-cell>
          <table:table-cell table:style-name="ce2" office:value-type="string">
            <text:p><text:a xlink:href="../../TransparentThoughts/579389.html">Ajax，兼论八卦与buzzword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1:41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767886">
            <text:p>767886</text:p>
          </table:table-cell>
          <table:table-cell table:style-name="ce2" office:value-type="string">
            <text:p><text:a xlink:href="../../TransparentThoughts/767886.html">Martin Fowler on LOP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17:55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114077">
            <text:p>1114077</text:p>
          </table:table-cell>
          <table:table-cell table:style-name="ce2" office:value-type="string">
            <text:p><text:a xlink:href="../../TransparentThoughts/1114077.html">随便想想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2</text:span><text:span text:style-name="T2">日</text:span><text:span text:style-name="T1">, </text:span><text:span text:style-name="T2">星期四 </text:span><text:span text:style-name="T1">18:25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159971">
            <text:p>1159971</text:p>
          </table:table-cell>
          <table:table-cell table:style-name="ce2" office:value-type="string">
            <text:p><text:a xlink:href="../../TransparentThoughts/1159971.html">跨越边界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0:00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183629">
            <text:p>1183629</text:p>
          </table:table-cell>
          <table:table-cell table:style-name="ce2" office:value-type="string">
            <text:p><text:a xlink:href="../../TransparentThoughts/1183629.html">关于MDA与DSL的讨论摘录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8</text:span><text:span text:style-name="T2">日</text:span><text:span text:style-name="T1">, </text:span><text:span text:style-name="T2">星期四 </text:span><text:span text:style-name="T1">00:10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218630">
            <text:p>1218630</text:p>
          </table:table-cell>
          <table:table-cell table:style-name="ce2" office:value-type="string">
            <text:p><text:a xlink:href="../../TransparentThoughts/1218630.html">什么是DSL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19</text:span><text:span text:style-name="T2">日</text:span><text:span text:style-name="T3">, </text:span><text:span text:style-name="T2">星期六 </text:span><text:span text:style-name="T3">10:38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82692">
            <text:p>82692</text:p>
          </table:table-cell>
          <table:table-cell table:style-name="ce2" office:value-type="string">
            <text:p><text:a xlink:href="../../TransparentThoughts/82692.html">关于“Unclosed Connection”：把client当白痴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7:47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93784">
            <text:p>93784</text:p>
          </table:table-cell>
          <table:table-cell table:style-name="ce2" office:value-type="string">
            <text:p><text:a xlink:href="../../TransparentThoughts/93784.html">如何评价一个IoC容器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21:07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97808">
            <text:p>97808</text:p>
          </table:table-cell>
          <table:table-cell table:style-name="ce2" office:value-type="string">
            <text:p><text:a xlink:href="../../TransparentThoughts/97808.html">The Dilemma of Excep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0:22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77332">
            <text:p>77332</text:p>
          </table:table-cell>
          <table:table-cell table:style-name="ce2" office:value-type="string">
            <text:p><text:a xlink:href="../../TransparentThoughts/77332.html">IoC容器和Dependency Injection模式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1:33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31489">
            <text:p>131489</text:p>
          </table:table-cell>
          <table:table-cell table:style-name="ce2" office:value-type="string">
            <text:p><text:a xlink:href="../../TransparentThoughts/131489.html">Service Oriented Architecture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7</text:span><text:span text:style-name="T2">日</text:span><text:span text:style-name="T3">, </text:span><text:span text:style-name="T2">星期二 </text:span><text:span text:style-name="T3">08:39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5060">
            <text:p>165060</text:p>
          </table:table-cell>
          <table:table-cell table:style-name="ce2" office:value-type="string">
            <text:p><text:a xlink:href="../../TransparentThoughts/165060.html">如芒在背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09:45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6013">
            <text:p>166013</text:p>
          </table:table-cell>
          <table:table-cell table:style-name="ce2" office:value-type="string">
            <text:p><text:a xlink:href="../../TransparentThoughts/166013.html">J2EE应用的典型架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21:20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7145">
            <text:p>167145</text:p>
          </table:table-cell>
          <table:table-cell table:style-name="ce2" office:value-type="string">
            <text:p><text:a xlink:href="../../TransparentThoughts/167145.html">PolyBloodyHardReuse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22</text:span><text:span text:style-name="T2">日</text:span><text:span text:style-name="T3">, </text:span><text:span text:style-name="T2">星期六 </text:span><text:span text:style-name="T3">19:11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8486">
            <text:p>168486</text:p>
          </table:table-cell>
          <table:table-cell table:style-name="ce2" office:value-type="string">
            <text:p><text:a xlink:href="../../TransparentThoughts/168486.html">谁能给我一个DDD的例子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3</text:span><text:span text:style-name="T2">日</text:span><text:span text:style-name="T1">, </text:span><text:span text:style-name="T2">星期日 </text:span><text:span text:style-name="T1">19:03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8634">
            <text:p>168634</text:p>
          </table:table-cell>
          <table:table-cell table:style-name="ce2" office:value-type="string">
            <text:p><text:a xlink:href="../../TransparentThoughts/168634.html">有点开窍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3</text:span><text:span text:style-name="T2">日</text:span><text:span text:style-name="T1">, </text:span><text:span text:style-name="T2">星期日 </text:span><text:span text:style-name="T1">20:58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9972">
            <text:p>169972</text:p>
          </table:table-cell>
          <table:table-cell table:style-name="ce2" office:value-type="string">
            <text:p><text:a xlink:href="../../TransparentThoughts/169972.html">一个体系结构重构模式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21:42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363758">
            <text:p>363758</text:p>
          </table:table-cell>
          <table:table-cell table:style-name="ce2" office:value-type="string">
            <text:p><text:a xlink:href="../../TransparentThoughts/363758.html">以讹传讹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16</text:span><text:span text:style-name="T2">日</text:span><text:span text:style-name="T1">, </text:span><text:span text:style-name="T2">星期六 </text:span><text:span text:style-name="T1">21:13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397578">
            <text:p>397578</text:p>
          </table:table-cell>
          <table:table-cell table:style-name="ce2" office:value-type="string">
            <text:p><text:a xlink:href="../../TransparentThoughts/397578.html">解构GoF</text:a></text:p>
          </table:table-cell>
          <table:table-cell table:style-name="ce5" office:value-type="string">
            <text:p><text:span text:style-name="T3">2004</text:span><text:span text:style-name="T2">年</text:span><text:span text:style-name="T3">11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7:39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558125">
            <text:p>558125</text:p>
          </table:table-cell>
          <table:table-cell table:style-name="ce2" office:value-type="string">
            <text:p><text:a xlink:href="../../TransparentThoughts/558125.html">重读DDD之心得第一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0:35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656695">
            <text:p>656695</text:p>
          </table:table-cell>
          <table:table-cell table:style-name="ce2" office:value-type="string">
            <text:p><text:a xlink:href="../../TransparentThoughts/656695.html">设计模式是不是每天要用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5:53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944684">
            <text:p>944684</text:p>
          </table:table-cell>
          <table:table-cell table:style-name="ce2" office:value-type="string">
            <text:p><text:a xlink:href="../../TransparentThoughts/944684.html">Everything is ...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7:11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79397">
            <text:p>79397</text:p>
          </table:table-cell>
          <table:table-cell table:style-name="ce2" office:value-type="string">
            <text:p><text:a xlink:href="../../TransparentThoughts/79397.html">XP实践：每周40小时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20:50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77412">
            <text:p>77412</text:p>
          </table:table-cell>
          <table:table-cell table:style-name="ce2" office:value-type="string">
            <text:p><text:a xlink:href="../../TransparentThoughts/77412.html">SunToneAM，以及方法学的核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2:53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01302">
            <text:p>101302</text:p>
          </table:table-cell>
          <table:table-cell table:style-name="ce2" office:value-type="string">
            <text:p><text:a xlink:href="../../TransparentThoughts/101302.html">不完美的XP实践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19:40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01505">
            <text:p>101505</text:p>
          </table:table-cell>
          <table:table-cell table:style-name="ce2" office:value-type="string">
            <text:p><text:a xlink:href="../../TransparentThoughts/101505.html">关于敏捷方法的以讹传讹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22:25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25664">
            <text:p>125664</text:p>
          </table:table-cell>
          <table:table-cell table:style-name="ce2" office:value-type="string">
            <text:p><text:a xlink:href="../../TransparentThoughts/125664.html">有趣的争执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13:32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30680">
            <text:p>130680</text:p>
          </table:table-cell>
          <table:table-cell table:style-name="ce2" office:value-type="string">
            <text:p><text:a xlink:href="../../TransparentThoughts/130680.html">单元测试呀同志哥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6:07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31093">
            <text:p>131093</text:p>
          </table:table-cell>
          <table:table-cell table:style-name="ce2" office:value-type="string">
            <text:p><text:a xlink:href="../../TransparentThoughts/131093.html">试试XP吧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20:46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31144">
            <text:p>131144</text:p>
          </table:table-cell>
          <table:table-cell table:style-name="ce2" office:value-type="string">
            <text:p><text:a xlink:href="../../TransparentThoughts/131144.html">第一步：SCM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6</text:span><text:span text:style-name="T2">日</text:span><text:span text:style-name="T3">, </text:span><text:span text:style-name="T2">星期一 </text:span><text:span text:style-name="T3">21:23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32910">
            <text:p>132910</text:p>
          </table:table-cell>
          <table:table-cell table:style-name="ce2" office:value-type="string">
            <text:p><text:a xlink:href="../../TransparentThoughts/132910.html">需求分析的最佳工具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8</text:span><text:span text:style-name="T2">日</text:span><text:span text:style-name="T1">, </text:span><text:span text:style-name="T2">星期三 </text:span><text:span text:style-name="T1">10:24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03079">
            <text:p>103079</text:p>
          </table:table-cell>
          <table:table-cell table:style-name="ce2" office:value-type="string">
            <text:p><text:a xlink:href="../../TransparentThoughts/103079.html">Where Is The“X”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4</text:span><text:span text:style-name="T2">日</text:span><text:span text:style-name="T3">, </text:span><text:span text:style-name="T2">星期日 </text:span><text:span text:style-name="T3">13:36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453833">
            <text:p>453833</text:p>
          </table:table-cell>
          <table:table-cell table:style-name="ce2" office:value-type="string">
            <text:p><text:a xlink:href="../../TransparentThoughts/453833.html">RUP的精髓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4</text:span><text:span text:style-name="T2">日</text:span><text:span text:style-name="T1">, </text:span><text:span text:style-name="T2">星期二 </text:span><text:span text:style-name="T1">13:46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576358">
            <text:p>576358</text:p>
          </table:table-cell>
          <table:table-cell table:style-name="ce2" office:value-type="string">
            <text:p><text:a xlink:href="../../TransparentThoughts/576358.html">Fail Fast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14</text:span><text:span text:style-name="T2">日</text:span><text:span text:style-name="T3">, </text:span><text:span text:style-name="T2">星期一 </text:span><text:span text:style-name="T3">11:55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753015">
            <text:p>753015</text:p>
          </table:table-cell>
          <table:table-cell table:style-name="ce2" office:value-type="string">
            <text:p><text:a xlink:href="../../TransparentThoughts/753015.html">推荐两篇对XP的批评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3</text:span><text:span text:style-name="T2">日</text:span><text:span text:style-name="T1">, </text:span><text:span text:style-name="T2">星期一 </text:span><text:span text:style-name="T1">09:38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771309">
            <text:p>771309</text:p>
          </table:table-cell>
          <table:table-cell table:style-name="ce2" office:value-type="string">
            <text:p><text:a xlink:href="../../TransparentThoughts/771309.html">略解踌躇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4:59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086987">
            <text:p>1086987</text:p>
          </table:table-cell>
          <table:table-cell table:style-name="ce2" office:value-type="string">
            <text:p><text:a xlink:href="../../TransparentThoughts/1086987.html">敏捷?管窥?再认识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3:18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171101">
            <text:p>1171101</text:p>
          </table:table-cell>
          <table:table-cell table:style-name="ce2" office:value-type="string">
            <text:p><text:a xlink:href="../../TransparentThoughts/1171101.html">作为常识的敏捷</text:a></text:p>
          </table:table-cell>
          <table:table-cell table:style-name="ce4" office:value-type="string">
            <text:p><text:span text:style-name="T1">2006</text:span><text:span text:style-name="T2">年</text:span><text:span text:style-name="T1">04</text:span><text:span text:style-name="T2">月</text:span><text:span text:style-name="T1">18</text:span><text:span text:style-name="T2">日</text:span><text:span text:style-name="T1">, </text:span><text:span text:style-name="T2">星期二 </text:span><text:span text:style-name="T1">20:42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182821">
            <text:p>1182821</text:p>
          </table:table-cell>
          <table:table-cell table:style-name="ce2" office:value-type="string">
            <text:p><text:a xlink:href="../../TransparentThoughts/1182821.html">不必关心敏捷的六大理由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0:45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189488">
            <text:p>1189488</text:p>
          </table:table-cell>
          <table:table-cell table:style-name="ce2" office:value-type="string">
            <text:p><text:a xlink:href="../../TransparentThoughts/1189488.html">火花：敏捷是一条线段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2:14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189509">
            <text:p>1189509</text:p>
          </table:table-cell>
          <table:table-cell table:style-name="ce2" office:value-type="string">
            <text:p><text:a xlink:href="../../TransparentThoughts/1189509.html">火花：思考者钟情火花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2:52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224434">
            <text:p>1224434</text:p>
          </table:table-cell>
          <table:table-cell table:style-name="ce2" office:value-type="string">
            <text:p><text:a xlink:href="../../TransparentThoughts/1224434.html">误解，微软，从善如流（？）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18:16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77694">
            <text:p>77694</text:p>
          </table:table-cell>
          <table:table-cell table:style-name="ce2" office:value-type="string">
            <text:p><text:a xlink:href="../../TransparentThoughts/77694.html">JSR-175 (Meta-data) Sample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0</text:span><text:span text:style-name="T2">日</text:span><text:span text:style-name="T3">, </text:span><text:span text:style-name="T2">星期三 </text:span><text:span text:style-name="T3">08:41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2654">
            <text:p>82654</text:p>
          </table:table-cell>
          <table:table-cell table:style-name="ce2" office:value-type="string">
            <text:p><text:a xlink:href="../../TransparentThoughts/82654.html">X档案：基于XML的Java持久化方案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7:18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5309">
            <text:p>85309</text:p>
          </table:table-cell>
          <table:table-cell table:style-name="ce2" office:value-type="string">
            <text:p><text:a xlink:href="../../TransparentThoughts/85309.html">直接调用ProxyFactoryBea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6</text:span><text:span text:style-name="T2">日</text:span><text:span text:style-name="T3">, </text:span><text:span text:style-name="T2">星期二 </text:span><text:span text:style-name="T3">20:45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21606">
            <text:p>121606</text:p>
          </table:table-cell>
          <table:table-cell table:style-name="ce2" office:value-type="string">
            <text:p><text:a xlink:href="../../TransparentThoughts/121606.html">什么是portal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8</text:span><text:span text:style-name="T2">日</text:span><text:span text:style-name="T3">, </text:span><text:span text:style-name="T2">星期日 </text:span><text:span text:style-name="T3">23:26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21827">
            <text:p>121827</text:p>
          </table:table-cell>
          <table:table-cell table:style-name="ce2" office:value-type="string">
            <text:p><text:a xlink:href="../../TransparentThoughts/121827.html">Spring结合Hibernate的标准做法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9</text:span><text:span text:style-name="T2">日</text:span><text:span text:style-name="T1">, </text:span><text:span text:style-name="T2">星期一 </text:span><text:span text:style-name="T1">08:41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30736">
            <text:p>130736</text:p>
          </table:table-cell>
          <table:table-cell table:style-name="ce2" office:value-type="string">
            <text:p><text:a xlink:href="../../TransparentThoughts/130736.html">JOTM初接触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6:45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62487">
            <text:p>162487</text:p>
          </table:table-cell>
          <table:table-cell table:style-name="ce2" office:value-type="string">
            <text:p><text:a xlink:href="../../TransparentThoughts/162487.html">JSR 170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19</text:span><text:span text:style-name="T2">日</text:span><text:span text:style-name="T3">, </text:span><text:span text:style-name="T2">星期三 </text:span><text:span text:style-name="T3">16:36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63642">
            <text:p>163642</text:p>
          </table:table-cell>
          <table:table-cell table:style-name="ce2" office:value-type="string">
            <text:p><text:a xlink:href="../../TransparentThoughts/163642.html">最简单的O/R Mapping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20</text:span><text:span text:style-name="T2">日</text:span><text:span text:style-name="T3">, </text:span><text:span text:style-name="T2">星期四 </text:span><text:span text:style-name="T3">10:29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94767">
            <text:p>194767</text:p>
          </table:table-cell>
          <table:table-cell table:style-name="ce2" office:value-type="string">
            <text:p><text:a xlink:href="../../TransparentThoughts/194767.html">JDBC 4.0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0</text:span><text:span text:style-name="T2">日</text:span><text:span text:style-name="T3">, </text:span><text:span text:style-name="T2">星期四 </text:span><text:span text:style-name="T3">22:47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81943">
            <text:p>181943</text:p>
          </table:table-cell>
          <table:table-cell table:style-name="ce2" office:value-type="string">
            <text:p><text:a xlink:href="../../TransparentThoughts/181943.html">Java规则引擎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17:35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83479">
            <text:p>183479</text:p>
          </table:table-cell>
          <table:table-cell table:style-name="ce2" office:value-type="string">
            <text:p><text:a xlink:href="../../TransparentThoughts/183479.html">学习CLISP一天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7:47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89620">
            <text:p>189620</text:p>
          </table:table-cell>
          <table:table-cell table:style-name="ce2" office:value-type="string">
            <text:p><text:a xlink:href="../../TransparentThoughts/189620.html">什么是规则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22:26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38366">
            <text:p>238366</text:p>
          </table:table-cell>
          <table:table-cell table:style-name="ce2" office:value-type="string">
            <text:p><text:a xlink:href="../../TransparentThoughts/238366.html">XMLSPY 2004 HE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2</text:span><text:span text:style-name="T2">日</text:span><text:span text:style-name="T3">, </text:span><text:span text:style-name="T2">星期一 </text:span><text:span text:style-name="T3">22:19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59808">
            <text:p>259808</text:p>
          </table:table-cell>
          <table:table-cell table:style-name="ce2" office:value-type="string">
            <text:p><text:a xlink:href="../../TransparentThoughts/259808.html">Why WebWork Difference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28</text:span><text:span text:style-name="T2">日</text:span><text:span text:style-name="T3">, </text:span><text:span text:style-name="T2">星期三 </text:span><text:span text:style-name="T3">19:30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60454">
            <text:p>260454</text:p>
          </table:table-cell>
          <table:table-cell table:style-name="ce2" office:value-type="string">
            <text:p><text:a xlink:href="../../TransparentThoughts/260454.html">What's New in Spring 1.1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29</text:span><text:span text:style-name="T2">日</text:span><text:span text:style-name="T3">, </text:span><text:span text:style-name="T2">星期四 </text:span><text:span text:style-name="T3">08:52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31146">
            <text:p>231146</text:p>
          </table:table-cell>
          <table:table-cell table:style-name="ce2" office:value-type="string">
            <text:p><text:a xlink:href="../../TransparentThoughts/231146.html">Autoboxing surprise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7</text:span><text:span text:style-name="T2">日</text:span><text:span text:style-name="T3">, </text:span><text:span text:style-name="T2">星期三 </text:span><text:span text:style-name="T3">09:32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68452">
            <text:p>268452</text:p>
          </table:table-cell>
          <table:table-cell table:style-name="ce2" office:value-type="string">
            <text:p><text:a xlink:href="../../TransparentThoughts/268452.html">轻量级的JMS消费者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3</text:span><text:span text:style-name="T2">日</text:span><text:span text:style-name="T1">, </text:span><text:span text:style-name="T2">星期二 </text:span><text:span text:style-name="T1">21:18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359677">
            <text:p>359677</text:p>
          </table:table-cell>
          <table:table-cell table:style-name="ce2" office:value-type="string">
            <text:p><text:a xlink:href="../../TransparentThoughts/359677.html">体验Avalon</text:a></text:p>
          </table:table-cell>
          <table:table-cell table:style-name="ce5" office:value-type="string">
            <text:p><text:span text:style-name="T3">2004</text:span><text:span text:style-name="T2">年</text:span><text:span text:style-name="T3">10</text:span><text:span text:style-name="T2">月</text:span><text:span text:style-name="T3">13</text:span><text:span text:style-name="T2">日</text:span><text:span text:style-name="T3">, </text:span><text:span text:style-name="T2">星期三 </text:span><text:span text:style-name="T3">21:40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04281">
            <text:p>404281</text:p>
          </table:table-cell>
          <table:table-cell table:style-name="ce2" office:value-type="string">
            <text:p><text:a xlink:href="../../TransparentThoughts/404281.html">整合MVNForum与Roller的用户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0:31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20159">
            <text:p>420159</text:p>
          </table:table-cell>
          <table:table-cell table:style-name="ce2" office:value-type="string">
            <text:p><text:a xlink:href="../../TransparentThoughts/420159.html">又发现一个不错的CMS</text:a></text:p>
          </table:table-cell>
          <table:table-cell table:style-name="ce5" office:value-type="string">
            <text:p><text:span text:style-name="T3">2004</text:span><text:span text:style-name="T2">年</text:span><text:span text:style-name="T3">11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17:01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22731">
            <text:p>422731</text:p>
          </table:table-cell>
          <table:table-cell table:style-name="ce2" office:value-type="string">
            <text:p><text:a xlink:href="../../TransparentThoughts/422731.html">基于Spring的安全框架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24</text:span><text:span text:style-name="T2">日</text:span><text:span text:style-name="T1">, </text:span><text:span text:style-name="T2">星期三 </text:span><text:span text:style-name="T1">19:02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25536">
            <text:p>425536</text:p>
          </table:table-cell>
          <table:table-cell table:style-name="ce2" office:value-type="string">
            <text:p><text:a xlink:href="../../TransparentThoughts/425536.html">AcegiSecurity用法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7:25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47706">
            <text:p>447706</text:p>
          </table:table-cell>
          <table:table-cell table:style-name="ce2" office:value-type="string">
            <text:p><text:a xlink:href="../../TransparentThoughts/447706.html">Java各版本发布时间及代号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五 </text:span><text:span text:style-name="T1">11:56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558209">
            <text:p>558209</text:p>
          </table:table-cell>
          <table:table-cell table:style-name="ce2" office:value-type="string">
            <text:p><text:a xlink:href="../../TransparentThoughts/558209.html">关于JDO的小道消息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1:36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783924">
            <text:p>783924</text:p>
          </table:table-cell>
          <table:table-cell table:style-name="ce2" office:value-type="string">
            <text:p><text:a xlink:href="../../TransparentThoughts/783924.html">JavaNG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30</text:span><text:span text:style-name="T2">日</text:span><text:span text:style-name="T3">, </text:span><text:span text:style-name="T2">星期四 </text:span><text:span text:style-name="T3">12:04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05461">
            <text:p>805461</text:p>
          </table:table-cell>
          <table:table-cell table:style-name="ce2" office:value-type="string">
            <text:p><text:a xlink:href="../../TransparentThoughts/805461.html">Java的前世今生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27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08206">
            <text:p>808206</text:p>
          </table:table-cell>
          <table:table-cell table:style-name="ce2" office:value-type="string">
            <text:p><text:a xlink:href="../../TransparentThoughts/808206.html">What's New In Mustang and Dolphin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12</text:span><text:span text:style-name="T2">日</text:span><text:span text:style-name="T3">, </text:span><text:span text:style-name="T2">星期二 </text:span><text:span text:style-name="T3">11:30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00873">
            <text:p>800873</text:p>
          </table:table-cell>
          <table:table-cell table:style-name="ce2" office:value-type="string">
            <text:p><text:a xlink:href="../../TransparentThoughts/800873.html">Annotation Sucks?!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9</text:span><text:span text:style-name="T2">日</text:span><text:span text:style-name="T3">, </text:span><text:span text:style-name="T2">星期六 </text:span><text:span text:style-name="T3">17:23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926015">
            <text:p>926015</text:p>
          </table:table-cell>
          <table:table-cell table:style-name="ce2" office:value-type="string">
            <text:p><text:a xlink:href="../../TransparentThoughts/926015.html">Annotation vs. Configura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17</text:span><text:span text:style-name="T2">日</text:span><text:span text:style-name="T3">, </text:span><text:span text:style-name="T2">星期三 </text:span><text:span text:style-name="T3">11:03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956903">
            <text:p>956903</text:p>
          </table:table-cell>
          <table:table-cell table:style-name="ce2" office:value-type="string">
            <text:p><text:a xlink:href="../../TransparentThoughts/956903.html">Mustang Preview Ready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6</text:span><text:span text:style-name="T2">日</text:span><text:span text:style-name="T3">, </text:span><text:span text:style-name="T2">星期二 </text:span><text:span text:style-name="T3">11:09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128229">
            <text:p>1128229</text:p>
          </table:table-cell>
          <table:table-cell table:style-name="ce2" office:value-type="string">
            <text:p><text:a xlink:href="../../TransparentThoughts/1128229.html">Hibernate EntityManager Events</text:a></text:p>
          </table:table-cell>
          <table:table-cell table:style-name="ce5" office:value-type="string">
            <text:p><text:span text:style-name="T3">2006</text:span><text:span text:style-name="T2">年</text:span><text:span text:style-name="T3">02</text:span><text:span text:style-name="T2">月</text:span><text:span text:style-name="T3">6</text:span><text:span text:style-name="T2">日</text:span><text:span text:style-name="T3">, </text:span><text:span text:style-name="T2">星期一 </text:span><text:span text:style-name="T3">20:48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0855">
            <text:p>80855</text:p>
          </table:table-cell>
          <table:table-cell table:style-name="ce2" office:value-type="string">
            <text:p><text:a xlink:href="../../TransparentThoughts/80855.html">Sun JAF，以及概念完整性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2:25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88855">
            <text:p>88855</text:p>
          </table:table-cell>
          <table:table-cell table:style-name="ce2" office:value-type="string">
            <text:p><text:a xlink:href="../../TransparentThoughts/88855.html">To EJB Or Not To EJB, That Is A Ques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22:11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25219">
            <text:p>125219</text:p>
          </table:table-cell>
          <table:table-cell table:style-name="ce2" office:value-type="string">
            <text:p><text:a xlink:href="../../TransparentThoughts/125219.html">伟大的Hello Worl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1</text:span><text:span text:style-name="T2">日</text:span><text:span text:style-name="T3">, </text:span><text:span text:style-name="T2">星期三 </text:span><text:span text:style-name="T3">22:56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26536">
            <text:p>126536</text:p>
          </table:table-cell>
          <table:table-cell table:style-name="ce2" office:value-type="string">
            <text:p><text:a xlink:href="../../TransparentThoughts/126536.html">WebLogic Workshop真漂亮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8:40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26892">
            <text:p>126892</text:p>
          </table:table-cell>
          <table:table-cell table:style-name="ce2" office:value-type="string">
            <text:p><text:a xlink:href="../../TransparentThoughts/126892.html">Dissecting EJB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3</text:span><text:span text:style-name="T2">日</text:span><text:span text:style-name="T3">, </text:span><text:span text:style-name="T2">星期五 </text:span><text:span text:style-name="T3">14:01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27189">
            <text:p>127189</text:p>
          </table:table-cell>
          <table:table-cell table:style-name="ce2" office:value-type="string">
            <text:p><text:a xlink:href="../../TransparentThoughts/127189.html">entity bean还不弱？！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7:35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50845">
            <text:p>150845</text:p>
          </table:table-cell>
          <table:table-cell table:style-name="ce2" office:value-type="string">
            <text:p><text:a xlink:href="../../TransparentThoughts/150845.html">EJB 3.0，大鼓励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4:03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236653">
            <text:p>236653</text:p>
          </table:table-cell>
          <table:table-cell table:style-name="ce2" office:value-type="string">
            <text:p><text:a xlink:href="../../TransparentThoughts/236653.html">Entity Bean的依赖注入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6:46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239902">
            <text:p>239902</text:p>
          </table:table-cell>
          <table:table-cell table:style-name="ce2" office:value-type="string">
            <text:p><text:a xlink:href="../../TransparentThoughts/239902.html">魔法数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4</text:span><text:span text:style-name="T2">日</text:span><text:span text:style-name="T1">, </text:span><text:span text:style-name="T2">星期三 </text:span><text:span text:style-name="T1">09:11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229822">
            <text:p>229822</text:p>
          </table:table-cell>
          <table:table-cell table:style-name="ce2" office:value-type="string">
            <text:p><text:a xlink:href="../../TransparentThoughts/229822.html">EJB 3.0 Early Acces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6</text:span><text:span text:style-name="T2">日</text:span><text:span text:style-name="T3">, </text:span><text:span text:style-name="T2">星期二 </text:span><text:span text:style-name="T3">08:32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289587">
            <text:p>289587</text:p>
          </table:table-cell>
          <table:table-cell table:style-name="ce2" office:value-type="string">
            <text:p><text:a xlink:href="../../TransparentThoughts/289587.html">J2EE Development without EJB</text:a></text:p>
          </table:table-cell>
          <table:table-cell table:style-name="ce5" office:value-type="string">
            <text:p><text:span text:style-name="T3">2004</text:span><text:span text:style-name="T2">年</text:span><text:span text:style-name="T3">08</text:span><text:span text:style-name="T2">月</text:span><text:span text:style-name="T3">19</text:span><text:span text:style-name="T2">日</text:span><text:span text:style-name="T3">, </text:span><text:span text:style-name="T2">星期四 </text:span><text:span text:style-name="T3">21:18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294232">
            <text:p>294232</text:p>
          </table:table-cell>
          <table:table-cell table:style-name="ce2" office:value-type="string">
            <text:p><text:a xlink:href="../../TransparentThoughts/294232.html">J2EE Development without EJB动态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16:56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00224">
            <text:p>300224</text:p>
          </table:table-cell>
          <table:table-cell table:style-name="ce2" office:value-type="string">
            <text:p><text:a xlink:href="../../TransparentThoughts/300224.html">最后一块拼图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7</text:span><text:span text:style-name="T2">日</text:span><text:span text:style-name="T1">, </text:span><text:span text:style-name="T2">星期五 </text:span><text:span text:style-name="T1">16:07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76634">
            <text:p>376634</text:p>
          </table:table-cell>
          <table:table-cell table:style-name="ce2" office:value-type="string">
            <text:p><text:a xlink:href="../../TransparentThoughts/376634.html">循证架构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5</text:span><text:span text:style-name="T2">日</text:span><text:span text:style-name="T1">, </text:span><text:span text:style-name="T2">星期一 </text:span><text:span text:style-name="T1">23:00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79154">
            <text:p>379154</text:p>
          </table:table-cell>
          <table:table-cell table:style-name="ce2" office:value-type="string">
            <text:p><text:a xlink:href="../../TransparentThoughts/379154.html">可爱的EJB拥趸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7:11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49130">
            <text:p>349130</text:p>
          </table:table-cell>
          <table:table-cell table:style-name="ce2" office:value-type="string">
            <text:p><text:a xlink:href="../../TransparentThoughts/349130.html">惟名论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10:42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400804">
            <text:p>400804</text:p>
          </table:table-cell>
          <table:table-cell table:style-name="ce2" office:value-type="string">
            <text:p><text:a xlink:href="../../TransparentThoughts/400804.html">高速公路上的电动车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10</text:span><text:span text:style-name="T2">日</text:span><text:span text:style-name="T1">, </text:span><text:span text:style-name="T2">星期三 </text:span><text:span text:style-name="T1">11:50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431792">
            <text:p>431792</text:p>
          </table:table-cell>
          <table:table-cell table:style-name="ce2" office:value-type="string">
            <text:p><text:a xlink:href="../../TransparentThoughts/431792.html">EJB 2.x已死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15:53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96976">
            <text:p>396976</text:p>
          </table:table-cell>
          <table:table-cell table:style-name="ce2" office:value-type="string">
            <text:p><text:a xlink:href="../../TransparentThoughts/396976.html">将来过去时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8</text:span><text:span text:style-name="T2">日</text:span><text:span text:style-name="T1">, </text:span><text:span text:style-name="T2">星期一 </text:span><text:span text:style-name="T1">11:38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742131">
            <text:p>742131</text:p>
          </table:table-cell>
          <table:table-cell table:style-name="ce2" office:value-type="string">
            <text:p><text:a xlink:href="../../TransparentThoughts/742131.html">循证潮流的引领者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二 </text:span><text:span text:style-name="T1">15:43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851149">
            <text:p>851149</text:p>
          </table:table-cell>
          <table:table-cell table:style-name="ce2" office:value-type="string">
            <text:p><text:a xlink:href="../../TransparentThoughts/851149.html">without EJB，一年间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8:17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879893">
            <text:p>879893</text:p>
          </table:table-cell>
          <table:table-cell table:style-name="ce2" office:value-type="string">
            <text:p><text:a xlink:href="../../TransparentThoughts/879893.html">别了，EJB 2.x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6:08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98759">
            <text:p>198759</text:p>
          </table:table-cell>
          <table:table-cell table:style-name="ce2" office:value-type="string">
            <text:p><text:a xlink:href="../../TransparentThoughts/198759.html">ASP.NET, Web Applica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3</text:span><text:span text:style-name="T2">日</text:span><text:span text:style-name="T3">, </text:span><text:span text:style-name="T2">星期日 </text:span><text:span text:style-name="T3">23:24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02591">
            <text:p>202591</text:p>
          </table:table-cell>
          <table:table-cell table:style-name="ce2" office:value-type="string">
            <text:p><text:a xlink:href="../../TransparentThoughts/202591.html">More On ASP.NET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6:54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12078">
            <text:p>212078</text:p>
          </table:table-cell>
          <table:table-cell table:style-name="ce2" office:value-type="string">
            <text:p><text:a xlink:href="../../TransparentThoughts/212078.html">终于走出NHibernate第一步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10:27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14518">
            <text:p>214518</text:p>
          </table:table-cell>
          <table:table-cell table:style-name="ce2" office:value-type="string">
            <text:p><text:a xlink:href="../../TransparentThoughts/214518.html">NHibernate Attributes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24</text:span><text:span text:style-name="T2">日</text:span><text:span text:style-name="T3">, </text:span><text:span text:style-name="T2">星期四 </text:span><text:span text:style-name="T3">21:03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15723">
            <text:p>215723</text:p>
          </table:table-cell>
          <table:table-cell table:style-name="ce2" office:value-type="string">
            <text:p><text:a xlink:href="../../TransparentThoughts/215723.html">NHibernate实体配置自动生成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6:06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1210468">
            <text:p>1210468</text:p>
          </table:table-cell>
          <table:table-cell table:style-name="ce2" office:value-type="string">
            <text:p><text:a xlink:href="../../TransparentThoughts/1210468.html">NAnt不能构建VS2005的项目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20:11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338298">
            <text:p>338298</text:p>
          </table:table-cell>
          <table:table-cell table:style-name="ce2" office:value-type="string">
            <text:p><text:a xlink:href="../../TransparentThoughts/338298.html">大学教育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20:07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343668">
            <text:p>343668</text:p>
          </table:table-cell>
          <table:table-cell table:style-name="ce2" office:value-type="string">
            <text:p><text:a xlink:href="../../TransparentThoughts/343668.html">四种基本的序列操作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8</text:span><text:span text:style-name="T2">日</text:span><text:span text:style-name="T1">, </text:span><text:span text:style-name="T2">星期二 </text:span><text:span text:style-name="T1">15:10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344907">
            <text:p>344907</text:p>
          </table:table-cell>
          <table:table-cell table:style-name="ce2" office:value-type="string">
            <text:p><text:a xlink:href="../../TransparentThoughts/344907.html">基本的序列操作（续）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16:00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353808">
            <text:p>353808</text:p>
          </table:table-cell>
          <table:table-cell table:style-name="ce2" office:value-type="string">
            <text:p><text:a xlink:href="../../TransparentThoughts/353808.html">实现列表管道结构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9</text:span><text:span text:style-name="T2">日</text:span><text:span text:style-name="T1">, </text:span><text:span text:style-name="T2">星期六 </text:span><text:span text:style-name="T1">16:45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16942">
            <text:p>816942</text:p>
          </table:table-cell>
          <table:table-cell table:style-name="ce2" office:value-type="string">
            <text:p><text:a xlink:href="../../TransparentThoughts/816942.html">数据即操作·寓意深刻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五 </text:span><text:span text:style-name="T1">14:00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16992">
            <text:p>816992</text:p>
          </table:table-cell>
          <table:table-cell table:style-name="ce2" office:value-type="string">
            <text:p><text:a xlink:href="../../TransparentThoughts/816992.html">数据即操作·实例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五 </text:span><text:span text:style-name="T1">14:19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26179">
            <text:p>826179</text:p>
          </table:table-cell>
          <table:table-cell table:style-name="ce2" office:value-type="string">
            <text:p><text:a xlink:href="../../TransparentThoughts/826179.html">宏论·注脚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9</text:span><text:span text:style-name="T2">日</text:span><text:span text:style-name="T1">, </text:span><text:span text:style-name="T2">星期二 </text:span><text:span text:style-name="T1">09:38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47571">
            <text:p>847571</text:p>
          </table:table-cell>
          <table:table-cell table:style-name="ce2" office:value-type="string">
            <text:p><text:a xlink:href="../../TransparentThoughts/847571.html">A functional-programming view of time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27</text:span><text:span text:style-name="T2">日</text:span><text:span text:style-name="T3">, </text:span><text:span text:style-name="T2">星期三 </text:span><text:span text:style-name="T3">09:32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50297">
            <text:p>850297</text:p>
          </table:table-cell>
          <table:table-cell table:style-name="ce2" office:value-type="string">
            <text:p><text:a xlink:href="../../TransparentThoughts/850297.html">数据即操作·丘奇代数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0:50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52970">
            <text:p>852970</text:p>
          </table:table-cell>
          <table:table-cell table:style-name="ce2" office:value-type="string">
            <text:p><text:a xlink:href="../../TransparentThoughts/852970.html">函数式编程的一大好处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9</text:span><text:span text:style-name="T2">日</text:span><text:span text:style-name="T1">, </text:span><text:span text:style-name="T2">星期五 </text:span><text:span text:style-name="T1">13:25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64934">
            <text:p>864934</text:p>
          </table:table-cell>
          <table:table-cell table:style-name="ce2" office:value-type="string">
            <text:p><text:a xlink:href="../../TransparentThoughts/864934.html">流与非确定性运算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3</text:span><text:span text:style-name="T2">日</text:span><text:span text:style-name="T1">, </text:span><text:span text:style-name="T2">星期三 </text:span><text:span text:style-name="T1">13:26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70414">
            <text:p>870414</text:p>
          </table:table-cell>
          <table:table-cell table:style-name="ce2" office:value-type="string">
            <text:p><text:a xlink:href="../../TransparentThoughts/870414.html">Servlet with Scheme: Say Hello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5</text:span><text:span text:style-name="T2">日</text:span><text:span text:style-name="T3">, </text:span><text:span text:style-name="T2">星期五 </text:span><text:span text:style-name="T3">12:34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82434">
            <text:p>882434</text:p>
          </table:table-cell>
          <table:table-cell table:style-name="ce2" office:value-type="string">
            <text:p><text:a xlink:href="../../TransparentThoughts/882434.html">Servlet with Scheme: One Input Form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9</text:span><text:span text:style-name="T2">日</text:span><text:span text:style-name="T3">, </text:span><text:span text:style-name="T2">星期二 </text:span><text:span text:style-name="T3">13:38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83172">
            <text:p>883172</text:p>
          </table:table-cell>
          <table:table-cell table:style-name="ce2" office:value-type="string">
            <text:p><text:a xlink:href="../../TransparentThoughts/883172.html">[zz]Continuation-based web programming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9</text:span><text:span text:style-name="T2">日</text:span><text:span text:style-name="T3">, </text:span><text:span text:style-name="T2">星期二 </text:span><text:span text:style-name="T3">17:37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1156596">
            <text:p>1156596</text:p>
          </table:table-cell>
          <table:table-cell table:style-name="ce2" office:value-type="string">
            <text:p><text:a xlink:href="../../TransparentThoughts/1156596.html">今日读书有收获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02:36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1158187">
            <text:p>1158187</text:p>
          </table:table-cell>
          <table:table-cell table:style-name="ce2" office:value-type="string">
            <text:p><text:a xlink:href="../../TransparentThoughts/1158187.html">Partial Invocation As Lambda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5</text:span><text:span text:style-name="T2">日</text:span><text:span text:style-name="T3">, </text:span><text:span text:style-name="T2">星期六 </text:span><text:span text:style-name="T3">20:12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617985">
            <text:p>617985</text:p>
          </table:table-cell>
          <table:table-cell table:style-name="ce2" office:value-type="string">
            <text:p><text:a xlink:href="../../TransparentThoughts/617985.html">Ruby on Rails</text:a></text:p>
          </table:table-cell>
          <table:table-cell table:style-name="ce5" office:value-type="string">
            <text:p><text:span text:style-name="T3">2005</text:span><text:span text:style-name="T2">年</text:span><text:span text:style-name="T3">04</text:span><text:span text:style-name="T2">月</text:span><text:span text:style-name="T3">8</text:span><text:span text:style-name="T2">日</text:span><text:span text:style-name="T3">, </text:span><text:span text:style-name="T2">星期五 </text:span><text:span text:style-name="T3">17:53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790844">
            <text:p>790844</text:p>
          </table:table-cell>
          <table:table-cell table:style-name="ce2" office:value-type="string">
            <text:p><text:a xlink:href="../../TransparentThoughts/790844.html">Groovy也要on Rails了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一 </text:span><text:span text:style-name="T1">14:49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943050">
            <text:p>943050</text:p>
          </table:table-cell>
          <table:table-cell table:style-name="ce2" office:value-type="string">
            <text:p><text:a xlink:href="../../TransparentThoughts/943050.html">Metadata in Ruby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29</text:span><text:span text:style-name="T2">日</text:span><text:span text:style-name="T3">, </text:span><text:span text:style-name="T2">星期一 </text:span><text:span text:style-name="T3">11:22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971880">
            <text:p>971880</text:p>
          </table:table-cell>
          <table:table-cell table:style-name="ce2" office:value-type="string">
            <text:p><text:a xlink:href="../../TransparentThoughts/971880.html">Object.method_missing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16</text:span><text:span text:style-name="T2">日</text:span><text:span text:style-name="T3">, </text:span><text:span text:style-name="T2">星期五 </text:span><text:span text:style-name="T3">11:26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980091">
            <text:p>980091</text:p>
          </table:table-cell>
          <table:table-cell table:style-name="ce2" office:value-type="string">
            <text:p><text:a xlink:href="../../TransparentThoughts/980091.html">WEBrick's Deadlock Bug And Solu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23</text:span><text:span text:style-name="T2">日</text:span><text:span text:style-name="T3">, </text:span><text:span text:style-name="T2">星期五 </text:span><text:span text:style-name="T3">13:17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957403">
            <text:p>957403</text:p>
          </table:table-cell>
          <table:table-cell table:style-name="ce2" office:value-type="string">
            <text:p><text:a xlink:href="../../TransparentThoughts/957403.html">RoR，再往前走一步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6:41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001382">
            <text:p>1001382</text:p>
          </table:table-cell>
          <table:table-cell table:style-name="ce2" office:value-type="string">
            <text:p><text:a xlink:href="../../TransparentThoughts/1001382.html">Why Ruby on Rails</text:a></text:p>
          </table:table-cell>
          <table:table-cell table:style-name="ce5" office:value-type="string">
            <text:p><text:span text:style-name="T3">2005</text:span><text:span text:style-name="T2">年</text:span><text:span text:style-name="T3">10</text:span><text:span text:style-name="T2">月</text:span><text:span text:style-name="T3">12</text:span><text:span text:style-name="T2">日</text:span><text:span text:style-name="T3">, </text:span><text:span text:style-name="T2">星期三 </text:span><text:span text:style-name="T3">09:04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058407">
            <text:p>1058407</text:p>
          </table:table-cell>
          <table:table-cell table:style-name="ce2" office:value-type="string">
            <text:p><text:a xlink:href="../../TransparentThoughts/1058407.html">Interesting Thread on RoR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13</text:span><text:span text:style-name="T2">日</text:span><text:span text:style-name="T3">, </text:span><text:span text:style-name="T2">星期日 </text:span><text:span text:style-name="T3">14:16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033265">
            <text:p>1033265</text:p>
          </table:table-cell>
          <table:table-cell table:style-name="ce2" office:value-type="string">
            <text:p><text:a xlink:href="../../TransparentThoughts/1033265.html">厦门Ruby学习组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08:47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033489">
            <text:p>1033489</text:p>
          </table:table-cell>
          <table:table-cell table:style-name="ce2" office:value-type="string">
            <text:p><text:a xlink:href="../../TransparentThoughts/1033489.html">How hot Rails is?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2</text:span><text:span text:style-name="T2">日</text:span><text:span text:style-name="T3">, </text:span><text:span text:style-name="T2">星期三 </text:span><text:span text:style-name="T3">10:56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129175">
            <text:p>1129175</text:p>
          </table:table-cell>
          <table:table-cell table:style-name="ce2" office:value-type="string">
            <text:p><text:a xlink:href="../../TransparentThoughts/1129175.html">Why Ruby Over Java</text:a></text:p>
          </table:table-cell>
          <table:table-cell table:style-name="ce5" office:value-type="string">
            <text:p><text:span text:style-name="T3">2006</text:span><text:span text:style-name="T2">年</text:span><text:span text:style-name="T3">02</text:span><text:span text:style-name="T2">月</text:span><text:span text:style-name="T3">8</text:span><text:span text:style-name="T2">日</text:span><text:span text:style-name="T3">, </text:span><text:span text:style-name="T2">星期三 </text:span><text:span text:style-name="T3">13:42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198163">
            <text:p>1198163</text:p>
          </table:table-cell>
          <table:table-cell table:style-name="ce2" office:value-type="string">
            <text:p><text:a xlink:href="../../TransparentThoughts/1198163.html">RoR Book Is Coming</text:a></text:p>
          </table:table-cell>
          <table:table-cell table:style-name="ce5" office:value-type="string">
            <text:p><text:span text:style-name="T3">2006</text:span><text:span text:style-name="T2">年</text:span><text:span text:style-name="T3">06</text:span><text:span text:style-name="T2">月</text:span><text:span text:style-name="T3">22</text:span><text:span text:style-name="T2">日</text:span><text:span text:style-name="T3">, </text:span><text:span text:style-name="T2">星期四 </text:span><text:span text:style-name="T3">13:17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198591">
            <text:p>1198591</text:p>
          </table:table-cell>
          <table:table-cell table:style-name="ce2" office:value-type="string">
            <text:p><text:a xlink:href="../../TransparentThoughts/1198591.html">《应用Rails进行敏捷Web开发》样章试读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4:50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00040">
            <text:p>1200040</text:p>
          </table:table-cell>
          <table:table-cell table:style-name="ce2" office:value-type="string">
            <text:p><text:a xlink:href="../../TransparentThoughts/1200040.html">Ruby/Rails书讯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5:05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00784">
            <text:p>1200784</text:p>
          </table:table-cell>
          <table:table-cell table:style-name="ce2" office:value-type="string">
            <text:p><text:a xlink:href="../../TransparentThoughts/1200784.html">Rails on Mongrel</text:a></text:p>
          </table:table-cell>
          <table:table-cell table:style-name="ce5" office:value-type="string">
            <text:p><text:span text:style-name="T3">2006</text:span><text:span text:style-name="T2">年</text:span><text:span text:style-name="T3">06</text:span><text:span text:style-name="T2">月</text:span><text:span text:style-name="T3">29</text:span><text:span text:style-name="T2">日</text:span><text:span text:style-name="T3">, </text:span><text:span text:style-name="T2">星期四 </text:span><text:span text:style-name="T3">14:15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01516">
            <text:p>1201516</text:p>
          </table:table-cell>
          <table:table-cell table:style-name="ce2" office:value-type="string">
            <text:p><text:a xlink:href="../../TransparentThoughts/1201516.html">学习散记：Ruby，Eclipse</text:a></text:p>
          </table:table-cell>
          <table:table-cell table:style-name="ce5" office:value-type="string">
            <text:p><text:span text:style-name="T3">2006</text:span><text:span text:style-name="T2">年</text:span><text:span text:style-name="T3">07</text:span><text:span text:style-name="T2">月</text:span><text:span text:style-name="T3">1</text:span><text:span text:style-name="T2">日</text:span><text:span text:style-name="T3">, </text:span><text:span text:style-name="T2">星期六 </text:span><text:span text:style-name="T3">16:50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08404">
            <text:p>1208404</text:p>
          </table:table-cell>
          <table:table-cell table:style-name="ce2" office:value-type="string">
            <text:p><text:a xlink:href="../../TransparentThoughts/1208404.html">《应用Rails进行敏捷Web开发》上市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四 </text:span><text:span text:style-name="T1">11:46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08634">
            <text:p>1208634</text:p>
          </table:table-cell>
          <table:table-cell table:style-name="ce2" office:value-type="string">
            <text:p><text:a xlink:href="../../TransparentThoughts/1208634.html">Ruby完全读书指南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08:44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11714">
            <text:p>1211714</text:p>
          </table:table-cell>
          <table:table-cell table:style-name="ce2" office:value-type="string">
            <text:p><text:a xlink:href="../../TransparentThoughts/1211714.html">中国的Ruby on Rails案例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7:59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27212">
            <text:p>1227212</text:p>
          </table:table-cell>
          <table:table-cell table:style-name="ce2" office:value-type="string">
            <text:p><text:a xlink:href="../../TransparentThoughts/1227212.html">时间不够，只争朝夕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4</text:span><text:span text:style-name="T2">日</text:span><text:span text:style-name="T1">, </text:span><text:span text:style-name="T2">星期四 </text:span><text:span text:style-name="T1">21:36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61338">
            <text:p>1261338</text:p>
          </table:table-cell>
          <table:table-cell table:style-name="ce2" office:value-type="string">
            <text:p><text:a xlink:href="../../TransparentThoughts/1261338.html">AWDWR II is coming</text:a></text:p>
          </table:table-cell>
          <table:table-cell table:style-name="ce5" office:value-type="string">
            <text:p><text:span text:style-name="T3">2007</text:span><text:span text:style-name="T2">年</text:span><text:span text:style-name="T3">02</text:span><text:span text:style-name="T2">月</text:span><text:span text:style-name="T3">5</text:span><text:span text:style-name="T2">日</text:span><text:span text:style-name="T3">, </text:span><text:span text:style-name="T2">星期一 </text:span><text:span text:style-name="T3">13:21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61872">
            <text:p>1261872</text:p>
          </table:table-cell>
          <table:table-cell table:style-name="ce2" office:value-type="string">
            <text:p><text:a xlink:href="../../TransparentThoughts/1261872.html">Programming Ruby中文版先读为快</text:a></text:p>
          </table:table-cell>
          <table:table-cell table:style-name="ce4" office:value-type="string">
            <text:p><text:span text:style-name="T1">2007</text:span><text:span text:style-name="T2">年</text:span><text:span text:style-name="T1">02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9:53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96165">
            <text:p>96165</text:p>
          </table:table-cell>
          <table:table-cell table:style-name="ce2" office:value-type="string">
            <text:p><text:a xlink:href="../../TransparentThoughts/96165.html">媒介决定论的反动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23:43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98550">
            <text:p>98550</text:p>
          </table:table-cell>
          <table:table-cell table:style-name="ce2" office:value-type="string">
            <text:p><text:a xlink:href="../../TransparentThoughts/98550.html">Cool时代的写作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20:0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13564">
            <text:p>113564</text:p>
          </table:table-cell>
          <table:table-cell table:style-name="ce2" office:value-type="string">
            <text:p><text:a xlink:href="../../TransparentThoughts/113564.html">传媒泛滥的季节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9:18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14682">
            <text:p>114682</text:p>
          </table:table-cell>
          <table:table-cell table:style-name="ce2" office:value-type="string">
            <text:p><text:a xlink:href="../../TransparentThoughts/114682.html">大众传播第一课：理解媒介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16:2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16294">
            <text:p>116294</text:p>
          </table:table-cell>
          <table:table-cell table:style-name="ce2" office:value-type="string">
            <text:p><text:a xlink:href="../../TransparentThoughts/116294.html">大众传播第二课：媒介的温度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4</text:span><text:span text:style-name="T2">日</text:span><text:span text:style-name="T1">, </text:span><text:span text:style-name="T2">星期三 </text:span><text:span text:style-name="T1">16:1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29667">
            <text:p>129667</text:p>
          </table:table-cell>
          <table:table-cell table:style-name="ce2" office:value-type="string">
            <text:p><text:a xlink:href="../../TransparentThoughts/129667.html">人气的价值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9:48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30161">
            <text:p>130161</text:p>
          </table:table-cell>
          <table:table-cell table:style-name="ce2" office:value-type="string">
            <text:p><text:a xlink:href="../../TransparentThoughts/130161.html">按需出版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09:05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34128">
            <text:p>134128</text:p>
          </table:table-cell>
          <table:table-cell table:style-name="ce2" office:value-type="string">
            <text:p><text:a xlink:href="../../TransparentThoughts/134128.html">论DDJ China的倒掉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9</text:span><text:span text:style-name="T2">日</text:span><text:span text:style-name="T1">, </text:span><text:span text:style-name="T2">星期四 </text:span><text:span text:style-name="T1">21:32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51122">
            <text:p>151122</text:p>
          </table:table-cell>
          <table:table-cell table:style-name="ce2" office:value-type="string">
            <text:p><text:a xlink:href="../../TransparentThoughts/151122.html">广告，又见广告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7:4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89199">
            <text:p>189199</text:p>
          </table:table-cell>
          <table:table-cell table:style-name="ce2" office:value-type="string">
            <text:p><text:a xlink:href="../../TransparentThoughts/189199.html">草根的反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7:3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277842">
            <text:p>277842</text:p>
          </table:table-cell>
          <table:table-cell table:style-name="ce2" office:value-type="string">
            <text:p><text:a xlink:href="../../TransparentThoughts/277842.html">最糟糕的BLOG站点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22:48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466285">
            <text:p>466285</text:p>
          </table:table-cell>
          <table:table-cell table:style-name="ce2" office:value-type="string">
            <text:p><text:a xlink:href="../../TransparentThoughts/466285.html">手足无措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1:02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02491">
            <text:p>502491</text:p>
          </table:table-cell>
          <table:table-cell table:style-name="ce2" office:value-type="string">
            <text:p><text:a xlink:href="../../TransparentThoughts/502491.html">树人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1:13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15040">
            <text:p>515040</text:p>
          </table:table-cell>
          <table:table-cell table:style-name="ce2" office:value-type="string">
            <text:p><text:a xlink:href="../../TransparentThoughts/515040.html">Java.CSDN.net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28</text:span><text:span text:style-name="T2">日</text:span><text:span text:style-name="T3">, </text:span><text:span text:style-name="T2">星期五 </text:span><text:span text:style-name="T3">11:32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17727">
            <text:p>517727</text:p>
          </table:table-cell>
          <table:table-cell table:style-name="ce2" office:value-type="string">
            <text:p><text:a xlink:href="../../TransparentThoughts/517727.html">网站主编的必要素养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1:59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17732">
            <text:p>517732</text:p>
          </table:table-cell>
          <table:table-cell table:style-name="ce2" office:value-type="string">
            <text:p><text:a xlink:href="../../TransparentThoughts/517732.html">两道面试题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2:0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17736">
            <text:p>517736</text:p>
          </table:table-cell>
          <table:table-cell table:style-name="ce2" office:value-type="string">
            <text:p><text:a xlink:href="../../TransparentThoughts/517736.html">编辑部管理的12法则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2:14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91871">
            <text:p>591871</text:p>
          </table:table-cell>
          <table:table-cell table:style-name="ce2" office:value-type="string">
            <text:p><text:a xlink:href="../../TransparentThoughts/591871.html">一个关于传媒的笑话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4:3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97781">
            <text:p>597781</text:p>
          </table:table-cell>
          <table:table-cell table:style-name="ce2" office:value-type="string">
            <text:p><text:a xlink:href="../../TransparentThoughts/597781.html">如何报道新技术[CSDN讨论稿]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一 </text:span><text:span text:style-name="T3">11:08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636389">
            <text:p>636389</text:p>
          </table:table-cell>
          <table:table-cell table:style-name="ce2" office:value-type="string">
            <text:p><text:a xlink:href="../../TransparentThoughts/636389.html">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8</text:span><text:span text:style-name="T2">日</text:span><text:span text:style-name="T1">, </text:span><text:span text:style-name="T2">星期一 </text:span><text:span text:style-name="T1">17:4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638342">
            <text:p>638342</text:p>
          </table:table-cell>
          <table:table-cell table:style-name="ce2" office:value-type="string">
            <text:p><text:a xlink:href="../../TransparentThoughts/638342.html">作文考级，以及再论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9</text:span><text:span text:style-name="T2">日</text:span><text:span text:style-name="T1">, </text:span><text:span text:style-name="T2">星期二 </text:span><text:span text:style-name="T1">18:5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702738">
            <text:p>702738</text:p>
          </table:table-cell>
          <table:table-cell table:style-name="ce2" office:value-type="string">
            <text:p><text:a xlink:href="../../TransparentThoughts/702738.html">三论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18:3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723969">
            <text:p>723969</text:p>
          </table:table-cell>
          <table:table-cell table:style-name="ce2" office:value-type="string">
            <text:p><text:a xlink:href="../../TransparentThoughts/723969.html">渴望对手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22:39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806164">
            <text:p>806164</text:p>
          </table:table-cell>
          <table:table-cell table:style-name="ce2" office:value-type="string">
            <text:p><text:a xlink:href="../../TransparentThoughts/806164.html">切莫鄙视草根的智慧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5:33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966224">
            <text:p>966224</text:p>
          </table:table-cell>
          <table:table-cell table:style-name="ce2" office:value-type="string">
            <text:p><text:a xlink:href="../../TransparentThoughts/966224.html">Forum is Dead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12</text:span><text:span text:style-name="T2">日</text:span><text:span text:style-name="T3">, </text:span><text:span text:style-name="T2">星期一 </text:span><text:span text:style-name="T3">08:1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970607">
            <text:p>970607</text:p>
          </table:table-cell>
          <table:table-cell table:style-name="ce2" office:value-type="string">
            <text:p><text:a xlink:href="../../TransparentThoughts/970607.html">论坛的七宗罪（一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2:48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972323">
            <text:p>972323</text:p>
          </table:table-cell>
          <table:table-cell table:style-name="ce2" office:value-type="string">
            <text:p><text:a xlink:href="../../TransparentThoughts/972323.html">论坛的七宗罪（二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6:5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977935">
            <text:p>977935</text:p>
          </table:table-cell>
          <table:table-cell table:style-name="ce2" office:value-type="string">
            <text:p><text:a xlink:href="../../TransparentThoughts/977935.html">论坛的七宗罪（三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21</text:span><text:span text:style-name="T2">日</text:span><text:span text:style-name="T1">, </text:span><text:span text:style-name="T2">星期三 </text:span><text:span text:style-name="T1">14:0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228506">
            <text:p>1228506</text:p>
          </table:table-cell>
          <table:table-cell table:style-name="ce2" office:value-type="string">
            <text:p><text:a xlink:href="../../TransparentThoughts/1228506.html">空谈不误国，意见有力量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8</text:span><text:span text:style-name="T2">日</text:span><text:span text:style-name="T1">, </text:span><text:span text:style-name="T2">星期一 </text:span><text:span text:style-name="T1">23:02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79280">
            <text:p>79280</text:p>
          </table:table-cell>
          <table:table-cell table:style-name="ce2" office:value-type="string">
            <text:p><text:a xlink:href="../../TransparentThoughts/79280.html">G-Roller的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9:38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81955">
            <text:p>81955</text:p>
          </table:table-cell>
          <table:table-cell table:style-name="ce2" office:value-type="string">
            <text:p><text:a xlink:href="../../TransparentThoughts/81955.html">上海，非常开心的聚会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3</text:span><text:span text:style-name="T2">日</text:span><text:span text:style-name="T1">, </text:span><text:span text:style-name="T2">星期六 </text:span><text:span text:style-name="T1">22:35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07029">
            <text:p>107029</text:p>
          </table:table-cell>
          <table:table-cell table:style-name="ce2" office:value-type="string">
            <text:p><text:a xlink:href="../../TransparentThoughts/107029.html">羡慕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16:01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07282">
            <text:p>107282</text:p>
          </table:table-cell>
          <table:table-cell table:style-name="ce2" office:value-type="string">
            <text:p><text:a xlink:href="../../TransparentThoughts/107282.html">"Horrible" Open Source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7</text:span><text:span text:style-name="T2">日</text:span><text:span text:style-name="T3">, </text:span><text:span text:style-name="T2">星期三 </text:span><text:span text:style-name="T3">19:30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10102">
            <text:p>110102</text:p>
          </table:table-cell>
          <table:table-cell table:style-name="ce2" office:value-type="string">
            <text:p><text:a xlink:href="../../TransparentThoughts/110102.html">G-Roller框架使用手册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7:15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203173">
            <text:p>203173</text:p>
          </table:table-cell>
          <table:table-cell table:style-name="ce2" office:value-type="string">
            <text:p><text:a xlink:href="../../TransparentThoughts/203173.html">每天一小时，我做不到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三 </text:span><text:span text:style-name="T1">23:55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206211">
            <text:p>206211</text:p>
          </table:table-cell>
          <table:table-cell table:style-name="ce2" office:value-type="string">
            <text:p><text:a xlink:href="../../TransparentThoughts/206211.html">CVS搞定，G-Roller项目重开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00:03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88898">
            <text:p>188898</text:p>
          </table:table-cell>
          <table:table-cell table:style-name="ce2" office:value-type="string">
            <text:p><text:a xlink:href="../../TransparentThoughts/188898.html">有趣的调查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4:45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230514">
            <text:p>230514</text:p>
          </table:table-cell>
          <table:table-cell table:style-name="ce2" office:value-type="string">
            <text:p><text:a xlink:href="../../TransparentThoughts/230514.html">笨蛋小贼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7:09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276667">
            <text:p>276667</text:p>
          </table:table-cell>
          <table:table-cell table:style-name="ce2" office:value-type="string">
            <text:p><text:a xlink:href="../../TransparentThoughts/276667.html">参与开源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09:35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344568">
            <text:p>344568</text:p>
          </table:table-cell>
          <table:table-cell table:style-name="ce2" office:value-type="string">
            <text:p><text:a xlink:href="../../TransparentThoughts/344568.html">赚钱之道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8:54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530835">
            <text:p>530835</text:p>
          </table:table-cell>
          <table:table-cell table:style-name="ce2" office:value-type="string">
            <text:p><text:a xlink:href="../../TransparentThoughts/530835.html">G-Roller失败的原因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1:04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614195">
            <text:p>614195</text:p>
          </table:table-cell>
          <table:table-cell table:style-name="ce2" office:value-type="string">
            <text:p><text:a xlink:href="../../TransparentThoughts/614195.html">为了放弃的努力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6</text:span><text:span text:style-name="T2">日</text:span><text:span text:style-name="T1">, </text:span><text:span text:style-name="T2">星期三 </text:span><text:span text:style-name="T1">18:22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17775">
            <text:p>1217775</text:p>
          </table:table-cell>
          <table:table-cell table:style-name="ce2" office:value-type="string">
            <text:p><text:a xlink:href="../../TransparentThoughts/1217775.html">Ubuntu-ing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9:08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20104">
            <text:p>1220104</text:p>
          </table:table-cell>
          <table:table-cell table:style-name="ce2" office:value-type="string">
            <text:p><text:a xlink:href="../../TransparentThoughts/1220104.html">硒元素上铁道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17:00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20340">
            <text:p>1220340</text:p>
          </table:table-cell>
          <table:table-cell table:style-name="ce2" office:value-type="string">
            <text:p><text:a xlink:href="../../TransparentThoughts/1220340.html">CCMon 0.0.1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24</text:span><text:span text:style-name="T2">日</text:span><text:span text:style-name="T3">, </text:span><text:span text:style-name="T2">星期四 </text:span><text:span text:style-name="T3">11:06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22828">
            <text:p>1222828</text:p>
          </table:table-cell>
          <table:table-cell table:style-name="ce2" office:value-type="string">
            <text:p><text:a xlink:href="../../TransparentThoughts/1222828.html">Selenium的家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31</text:span><text:span text:style-name="T2">日</text:span><text:span text:style-name="T1">, </text:span><text:span text:style-name="T2">星期四 </text:span><text:span text:style-name="T1">16:52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14661">
            <text:p>1214661</text:p>
          </table:table-cell>
          <table:table-cell table:style-name="ce2" office:value-type="string">
            <text:p><text:a xlink:href="../../TransparentThoughts/1214661.html">セレニウム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08:48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25330">
            <text:p>1225330</text:p>
          </table:table-cell>
          <table:table-cell table:style-name="ce2" office:value-type="string">
            <text:p><text:a xlink:href="../../TransparentThoughts/1225330.html">Selenium团队全家福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8</text:span><text:span text:style-name="T2">日</text:span><text:span text:style-name="T1">, </text:span><text:span text:style-name="T2">星期五 </text:span><text:span text:style-name="T1">18:54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60620">
            <text:p>1260620</text:p>
          </table:table-cell>
          <table:table-cell table:style-name="ce2" office:value-type="string">
            <text:p><text:a xlink:href="../../TransparentThoughts/1260620.html">最后一个壁垒</text:a></text:p>
          </table:table-cell>
          <table:table-cell table:style-name="ce4" office:value-type="string">
            <text:p><text:span text:style-name="T1">2007</text:span><text:span text:style-name="T2">年</text:span><text:span text:style-name="T1">01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9:38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92093">
            <text:p>92093</text:p>
          </table:table-cell>
          <table:table-cell table:style-name="ce2" office:value-type="string">
            <text:p><text:a xlink:href="../../TransparentThoughts/92093.html">科比的肩膀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19:46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98688">
            <text:p>98688</text:p>
          </table:table-cell>
          <table:table-cell table:style-name="ce2" office:value-type="string">
            <text:p><text:a xlink:href="../../TransparentThoughts/98688.html">你打哪个位置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21:33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155077">
            <text:p>155077</text:p>
          </table:table-cell>
          <table:table-cell table:style-name="ce2" office:value-type="string">
            <text:p><text:a xlink:href="../../TransparentThoughts/155077.html">惊心动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4</text:span><text:span text:style-name="T2">日</text:span><text:span text:style-name="T1">, </text:span><text:span text:style-name="T2">星期五 </text:span><text:span text:style-name="T1">11:36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290642">
            <text:p>290642</text:p>
          </table:table-cell>
          <table:table-cell table:style-name="ce2" office:value-type="string">
            <text:p><text:a xlink:href="../../TransparentThoughts/290642.html">NBA不行了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17:31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654097">
            <text:p>654097</text:p>
          </table:table-cell>
          <table:table-cell table:style-name="ce2" office:value-type="string">
            <text:p><text:a xlink:href="../../TransparentThoughts/654097.html">那个最恶心的家伙去了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4:03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1121923">
            <text:p>1121923</text:p>
          </table:table-cell>
          <table:table-cell table:style-name="ce2" office:value-type="string">
            <text:p><text:a xlink:href="../../TransparentThoughts/1121923.html">看你飞翔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21:59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1164110">
            <text:p>1164110</text:p>
          </table:table-cell>
          <table:table-cell table:style-name="ce2" office:value-type="string">
            <text:p><text:a xlink:href="../../TransparentThoughts/1164110.html">Zoom Kobe I</text:a></text:p>
          </table:table-cell>
          <table:table-cell table:style-name="ce5" office:value-type="string">
            <text:p><text:span text:style-name="T3">2006</text:span><text:span text:style-name="T2">年</text:span><text:span text:style-name="T3">04</text:span><text:span text:style-name="T2">月</text:span><text:span text:style-name="T3">5</text:span><text:span text:style-name="T2">日</text:span><text:span text:style-name="T3">, </text:span><text:span text:style-name="T2">星期三 </text:span><text:span text:style-name="T3">13:02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1177035">
            <text:p>1177035</text:p>
          </table:table-cell>
          <table:table-cell table:style-name="ce2" office:value-type="string">
            <text:p><text:a xlink:href="../../TransparentThoughts/1177035.html">还活着，还站着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</text:span><text:span text:style-name="T2">日</text:span><text:span text:style-name="T1">, </text:span><text:span text:style-name="T2">星期二 </text:span><text:span text:style-name="T1">00:20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80628">
            <text:p>80628</text:p>
          </table:table-cell>
          <table:table-cell table:style-name="ce2" office:value-type="string">
            <text:p><text:a xlink:href="../../TransparentThoughts/80628.html">Tom DeMarco的三本书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9:26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84570">
            <text:p>84570</text:p>
          </table:table-cell>
          <table:table-cell table:style-name="ce2" office:value-type="string">
            <text:p><text:a xlink:href="../../TransparentThoughts/84570.html">《软件工艺》书评集粹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0:41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87888">
            <text:p>87888</text:p>
          </table:table-cell>
          <table:table-cell table:style-name="ce2" office:value-type="string">
            <text:p><text:a xlink:href="../../TransparentThoughts/87888.html">与熊共舞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2</text:span><text:span text:style-name="T2">日</text:span><text:span text:style-name="T1">, </text:span><text:span text:style-name="T2">星期一 </text:span><text:span text:style-name="T1">11:3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95012">
            <text:p>95012</text:p>
          </table:table-cell>
          <table:table-cell table:style-name="ce2" office:value-type="string">
            <text:p><text:a xlink:href="../../TransparentThoughts/95012.html">“程序员修炼之道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7</text:span><text:span text:style-name="T2">日</text:span><text:span text:style-name="T1">, </text:span><text:span text:style-name="T2">星期六 </text:span><text:span text:style-name="T1">20:3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95598">
            <text:p>95598</text:p>
          </table:table-cell>
          <table:table-cell table:style-name="ce2" office:value-type="string">
            <text:p><text:a xlink:href="../../TransparentThoughts/95598.html">Why Eclipse Jolts?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日 </text:span><text:span text:style-name="T3">12:5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95958">
            <text:p>95958</text:p>
          </table:table-cell>
          <table:table-cell table:style-name="ce2" office:value-type="string">
            <text:p><text:a xlink:href="../../TransparentThoughts/95958.html">Extensible IDEs vs. Eclipse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日 </text:span><text:span text:style-name="T3">21:1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98239">
            <text:p>98239</text:p>
          </table:table-cell>
          <table:table-cell table:style-name="ce2" office:value-type="string">
            <text:p><text:a xlink:href="../../TransparentThoughts/98239.html">拿到了《与熊共舞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16:4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01458">
            <text:p>101458</text:p>
          </table:table-cell>
          <table:table-cell table:style-name="ce2" office:value-type="string">
            <text:p><text:a xlink:href="../../TransparentThoughts/101458.html">Eclipse的异常处理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21:46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26911">
            <text:p>126911</text:p>
          </table:table-cell>
          <table:table-cell table:style-name="ce2" office:value-type="string">
            <text:p><text:a xlink:href="../../TransparentThoughts/126911.html">“与风险共舞”有奖征文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4:1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57890">
            <text:p>157890</text:p>
          </table:table-cell>
          <table:table-cell table:style-name="ce2" office:value-type="string">
            <text:p><text:a xlink:href="../../TransparentThoughts/157890.html">今日购书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6</text:span><text:span text:style-name="T2">日</text:span><text:span text:style-name="T1">, </text:span><text:span text:style-name="T2">星期日 </text:span><text:span text:style-name="T1">17:05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74501">
            <text:p>174501</text:p>
          </table:table-cell>
          <table:table-cell table:style-name="ce2" office:value-type="string">
            <text:p><text:a xlink:href="../../TransparentThoughts/174501.html">又见枫林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8</text:span><text:span text:style-name="T2">日</text:span><text:span text:style-name="T1">, </text:span><text:span text:style-name="T2">星期五 </text:span><text:span text:style-name="T1">11:01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01462">
            <text:p>201462</text:p>
          </table:table-cell>
          <table:table-cell table:style-name="ce2" office:value-type="string">
            <text:p><text:a xlink:href="../../TransparentThoughts/201462.html">模式宝库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21:4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17255">
            <text:p>217255</text:p>
          </table:table-cell>
          <table:table-cell table:style-name="ce2" office:value-type="string">
            <text:p><text:a xlink:href="../../TransparentThoughts/217255.html">从“OO的价值”说起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6</text:span><text:span text:style-name="T2">日</text:span><text:span text:style-name="T1">, </text:span><text:span text:style-name="T2">星期六 </text:span><text:span text:style-name="T1">16:56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21169">
            <text:p>221169</text:p>
          </table:table-cell>
          <table:table-cell table:style-name="ce2" office:value-type="string">
            <text:p><text:a xlink:href="../../TransparentThoughts/221169.html">新居一角，我的书架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9</text:span><text:span text:style-name="T2">日</text:span><text:span text:style-name="T1">, </text:span><text:span text:style-name="T2">星期二 </text:span><text:span text:style-name="T1">15:3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87684">
            <text:p>187684</text:p>
          </table:table-cell>
          <table:table-cell table:style-name="ce2" office:value-type="string">
            <text:p><text:a xlink:href="../../TransparentThoughts/187684.html">“坎普”的风格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6:4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43470">
            <text:p>243470</text:p>
          </table:table-cell>
          <table:table-cell table:style-name="ce2" office:value-type="string">
            <text:p><text:a xlink:href="../../TransparentThoughts/243470.html">Contributing to Eclipse翻译进度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7:2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45145">
            <text:p>245145</text:p>
          </table:table-cell>
          <table:table-cell table:style-name="ce2" office:value-type="string">
            <text:p><text:a xlink:href="../../TransparentThoughts/245145.html">贡献，张力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7</text:span><text:span text:style-name="T2">日</text:span><text:span text:style-name="T1">, </text:span><text:span text:style-name="T2">星期六 </text:span><text:span text:style-name="T1">21:00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28298">
            <text:p>228298</text:p>
          </table:table-cell>
          <table:table-cell table:style-name="ce2" office:value-type="string">
            <text:p><text:a xlink:href="../../TransparentThoughts/228298.html">作为程序员的阅读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日 </text:span><text:span text:style-name="T1">22:57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34110">
            <text:p>234110</text:p>
          </table:table-cell>
          <table:table-cell table:style-name="ce2" office:value-type="string">
            <text:p><text:a xlink:href="../../TransparentThoughts/234110.html">以美的名义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2:34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76623">
            <text:p>276623</text:p>
          </table:table-cell>
          <table:table-cell table:style-name="ce2" office:value-type="string">
            <text:p><text:a xlink:href="../../TransparentThoughts/276623.html">选择你的红皮书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09:1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02494">
            <text:p>302494</text:p>
          </table:table-cell>
          <table:table-cell table:style-name="ce2" office:value-type="string">
            <text:p><text:a xlink:href="../../TransparentThoughts/302494.html">重读马基雅维利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12:07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02516">
            <text:p>302516</text:p>
          </table:table-cell>
          <table:table-cell table:style-name="ce2" office:value-type="string">
            <text:p><text:a xlink:href="../../TransparentThoughts/302516.html">信？达？雅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12:4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66837">
            <text:p>266837</text:p>
          </table:table-cell>
          <table:table-cell table:style-name="ce2" office:value-type="string">
            <text:p><text:a xlink:href="../../TransparentThoughts/266837.html">《机械公敌》观后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</text:span><text:span text:style-name="T2">日</text:span><text:span text:style-name="T1">, </text:span><text:span text:style-name="T2">星期一 </text:span><text:span text:style-name="T1">20:09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72329">
            <text:p>272329</text:p>
          </table:table-cell>
          <table:table-cell table:style-name="ce2" office:value-type="string">
            <text:p><text:a xlink:href="../../TransparentThoughts/272329.html">超越阐释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6</text:span><text:span text:style-name="T2">日</text:span><text:span text:style-name="T1">, </text:span><text:span text:style-name="T2">星期五 </text:span><text:span text:style-name="T1">13:3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75165">
            <text:p>275165</text:p>
          </table:table-cell>
          <table:table-cell table:style-name="ce2" office:value-type="string">
            <text:p><text:a xlink:href="../../TransparentThoughts/275165.html">我的藏书章：琴心透月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09:0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20425">
            <text:p>320425</text:p>
          </table:table-cell>
          <table:table-cell table:style-name="ce2" office:value-type="string">
            <text:p><text:a xlink:href="../../TransparentThoughts/320425.html">知识分子的良知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1</text:span><text:span text:style-name="T2">日</text:span><text:span text:style-name="T1">, </text:span><text:span text:style-name="T2">星期六 </text:span><text:span text:style-name="T1">08:5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07835">
            <text:p>307835</text:p>
          </table:table-cell>
          <table:table-cell table:style-name="ce2" office:value-type="string">
            <text:p><text:a xlink:href="../../TransparentThoughts/307835.html">彼处，他者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09:26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75610">
            <text:p>375610</text:p>
          </table:table-cell>
          <table:table-cell table:style-name="ce2" office:value-type="string">
            <text:p><text:a xlink:href="../../TransparentThoughts/375610.html">机械复制时代的艺术作品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5</text:span><text:span text:style-name="T2">日</text:span><text:span text:style-name="T1">, </text:span><text:span text:style-name="T2">星期一 </text:span><text:span text:style-name="T1">11:4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466118">
            <text:p>466118</text:p>
          </table:table-cell>
          <table:table-cell table:style-name="ce2" office:value-type="string">
            <text:p><text:a xlink:href="../../TransparentThoughts/466118.html">行千里路，读一本书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0:0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468021">
            <text:p>468021</text:p>
          </table:table-cell>
          <table:table-cell table:style-name="ce2" office:value-type="string">
            <text:p><text:a xlink:href="../../TransparentThoughts/468021.html">成就渔者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10:3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480005">
            <text:p>480005</text:p>
          </table:table-cell>
          <table:table-cell table:style-name="ce2" office:value-type="string">
            <text:p><text:a xlink:href="../../TransparentThoughts/480005.html">你早晚会读到苏珊·桑塔格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31</text:span><text:span text:style-name="T2">日</text:span><text:span text:style-name="T1">, </text:span><text:span text:style-name="T2">星期五 </text:span><text:span text:style-name="T1">11:07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506799">
            <text:p>506799</text:p>
          </table:table-cell>
          <table:table-cell table:style-name="ce2" office:value-type="string">
            <text:p><text:a xlink:href="../../TransparentThoughts/506799.html">最好的世界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11:5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551548">
            <text:p>551548</text:p>
          </table:table-cell>
          <table:table-cell table:style-name="ce2" office:value-type="string">
            <text:p><text:a xlink:href="../../TransparentThoughts/551548.html">“那本”J2EE书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4:0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580916">
            <text:p>580916</text:p>
          </table:table-cell>
          <table:table-cell table:style-name="ce2" office:value-type="string">
            <text:p><text:a xlink:href="../../TransparentThoughts/580916.html">DDD还差一口气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7</text:span><text:span text:style-name="T2">日</text:span><text:span text:style-name="T1">, </text:span><text:span text:style-name="T2">星期四 </text:span><text:span text:style-name="T1">11:2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567276">
            <text:p>567276</text:p>
          </table:table-cell>
          <table:table-cell table:style-name="ce2" office:value-type="string">
            <text:p><text:a xlink:href="../../TransparentThoughts/567276.html">畅销书与存在主义的内省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2:04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796572">
            <text:p>796572</text:p>
          </table:table-cell>
          <table:table-cell table:style-name="ce2" office:value-type="string">
            <text:p><text:a xlink:href="../../TransparentThoughts/796572.html">银英作为科幻的硬伤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3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993743">
            <text:p>993743</text:p>
          </table:table-cell>
          <table:table-cell table:style-name="ce2" office:value-type="string">
            <text:p><text:a xlink:href="../../TransparentThoughts/993743.html">[摘]文心雕龙·练字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0:07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035165">
            <text:p>1035165</text:p>
          </table:table-cell>
          <table:table-cell table:style-name="ce2" office:value-type="string">
            <text:p><text:a xlink:href="../../TransparentThoughts/1035165.html">J2EE的四书五经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0:55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097121">
            <text:p>1097121</text:p>
          </table:table-cell>
          <table:table-cell table:style-name="ce2" office:value-type="string">
            <text:p><text:a xlink:href="../../TransparentThoughts/1097121.html">玄奘法师御弟考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23:19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155212">
            <text:p>1155212</text:p>
          </table:table-cell>
          <table:table-cell table:style-name="ce2" office:value-type="string">
            <text:p><text:a xlink:href="../../TransparentThoughts/1155212.html">[推荐]Prefactoring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22:50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220950">
            <text:p>1220950</text:p>
          </table:table-cell>
          <table:table-cell table:style-name="ce2" office:value-type="string">
            <text:p><text:a xlink:href="../../TransparentThoughts/1220950.html">读书大串联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23:05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213635">
            <text:p>1213635</text:p>
          </table:table-cell>
          <table:table-cell table:style-name="ce2" office:value-type="string">
            <text:p><text:a xlink:href="../../TransparentThoughts/1213635.html">Don't Make Me Think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4</text:span><text:span text:style-name="T2">日</text:span><text:span text:style-name="T3">, </text:span><text:span text:style-name="T2">星期五 </text:span><text:span text:style-name="T3">19:49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225632">
            <text:p>1225632</text:p>
          </table:table-cell>
          <table:table-cell table:style-name="ce2" office:value-type="string">
            <text:p><text:a xlink:href="../../TransparentThoughts/1225632.html">病，趣味性，所谓浪漫，以及疗养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9</text:span><text:span text:style-name="T2">日</text:span><text:span text:style-name="T1">, </text:span><text:span text:style-name="T2">星期六 </text:span><text:span text:style-name="T1">20:1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82960">
            <text:p>82960</text:p>
          </table:table-cell>
          <table:table-cell table:style-name="ce2" office:value-type="string">
            <text:p><text:a xlink:href="../../TransparentThoughts/82960.html">江南春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23:06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83455">
            <text:p>83455</text:p>
          </table:table-cell>
          <table:table-cell table:style-name="ce2" office:value-type="string">
            <text:p><text:a xlink:href="../../TransparentThoughts/83455.html">风花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2:46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12891">
            <text:p>112891</text:p>
          </table:table-cell>
          <table:table-cell table:style-name="ce2" office:value-type="string">
            <text:p><text:a xlink:href="../../TransparentThoughts/112891.html">春，风，回忆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0:24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78020">
            <text:p>178020</text:p>
          </table:table-cell>
          <table:table-cell table:style-name="ce2" office:value-type="string">
            <text:p><text:a xlink:href="../../TransparentThoughts/178020.html">雨中游宁波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21:56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265907">
            <text:p>265907</text:p>
          </table:table-cell>
          <table:table-cell table:style-name="ce2" office:value-type="string">
            <text:p><text:a xlink:href="../../TransparentThoughts/265907.html">旧友重逢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</text:span><text:span text:style-name="T2">日</text:span><text:span text:style-name="T1">, </text:span><text:span text:style-name="T2">星期一 </text:span><text:span text:style-name="T1">09:12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342408">
            <text:p>342408</text:p>
          </table:table-cell>
          <table:table-cell table:style-name="ce2" office:value-type="string">
            <text:p><text:a xlink:href="../../TransparentThoughts/342408.html">星巴克的风格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4:56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349084">
            <text:p>349084</text:p>
          </table:table-cell>
          <table:table-cell table:style-name="ce2" office:value-type="string">
            <text:p><text:a xlink:href="../../TransparentThoughts/349084.html">在北京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09:01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352366">
            <text:p>352366</text:p>
          </table:table-cell>
          <table:table-cell table:style-name="ce2" office:value-type="string">
            <text:p><text:a xlink:href="../../TransparentThoughts/352366.html">京城腐败记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8</text:span><text:span text:style-name="T2">日</text:span><text:span text:style-name="T1">, </text:span><text:span text:style-name="T2">星期五 </text:span><text:span text:style-name="T1">15:48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496967">
            <text:p>496967</text:p>
          </table:table-cell>
          <table:table-cell table:style-name="ce2" office:value-type="string">
            <text:p><text:a xlink:href="../../TransparentThoughts/496967.html">三十万负翁是这样炼成的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0:14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587619">
            <text:p>587619</text:p>
          </table:table-cell>
          <table:table-cell table:style-name="ce2" office:value-type="string">
            <text:p><text:a xlink:href="../../TransparentThoughts/587619.html">三月·樱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2</text:span><text:span text:style-name="T2">日</text:span><text:span text:style-name="T1">, </text:span><text:span text:style-name="T2">星期二 </text:span><text:span text:style-name="T1">15:17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602247">
            <text:p>602247</text:p>
          </table:table-cell>
          <table:table-cell table:style-name="ce2" office:value-type="string">
            <text:p><text:a xlink:href="../../TransparentThoughts/602247.html">春来了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31</text:span><text:span text:style-name="T2">日</text:span><text:span text:style-name="T1">, </text:span><text:span text:style-name="T2">星期四 </text:span><text:span text:style-name="T1">10:05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022752">
            <text:p>1022752</text:p>
          </table:table-cell>
          <table:table-cell table:style-name="ce2" office:value-type="string">
            <text:p><text:a xlink:href="../../TransparentThoughts/1022752.html">成为MF的同事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27</text:span><text:span text:style-name="T2">日</text:span><text:span text:style-name="T1">, </text:span><text:span text:style-name="T2">星期四 </text:span><text:span text:style-name="T1">00:03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056999">
            <text:p>1056999</text:p>
          </table:table-cell>
          <table:table-cell table:style-name="ce2" office:value-type="string">
            <text:p><text:a xlink:href="../../TransparentThoughts/1056999.html">随游：南山净业寺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18:57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044300">
            <text:p>1044300</text:p>
          </table:table-cell>
          <table:table-cell table:style-name="ce2" office:value-type="string">
            <text:p><text:a xlink:href="../../TransparentThoughts/1044300.html">随游：小雁塔，兴善寺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9:48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087046">
            <text:p>1087046</text:p>
          </table:table-cell>
          <table:table-cell table:style-name="ce2" office:value-type="string">
            <text:p><text:a xlink:href="../../TransparentThoughts/1087046.html">厦门心情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4:50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150281">
            <text:p>1150281</text:p>
          </table:table-cell>
          <table:table-cell table:style-name="ce2" office:value-type="string">
            <text:p><text:a xlink:href="../../TransparentThoughts/1150281.html">[如梦令]忆临安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日 </text:span><text:span text:style-name="T1">23:12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178992">
            <text:p>1178992</text:p>
          </table:table-cell>
          <table:table-cell table:style-name="ce2" office:value-type="string">
            <text:p><text:a xlink:href="../../TransparentThoughts/1178992.html">这个假期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六 </text:span><text:span text:style-name="T1">22:38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194143">
            <text:p>1194143</text:p>
          </table:table-cell>
          <table:table-cell table:style-name="ce2" office:value-type="string">
            <text:p><text:a xlink:href="../../TransparentThoughts/1194143.html">乔迁新居，重见天日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1:41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211330">
            <text:p>1211330</text:p>
          </table:table-cell>
          <table:table-cell table:style-name="ce2" office:value-type="string">
            <text:p><text:a xlink:href="../../TransparentThoughts/1211330.html">墨尔本的阳光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9</text:span><text:span text:style-name="T2">日</text:span><text:span text:style-name="T1">, </text:span><text:span text:style-name="T2">星期六 </text:span><text:span text:style-name="T1">10:33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218678">
            <text:p>1218678</text:p>
          </table:table-cell>
          <table:table-cell table:style-name="ce2" office:value-type="string">
            <text:p><text:a xlink:href="../../TransparentThoughts/1218678.html">我一个人……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4:08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243971">
            <text:p>1243971</text:p>
          </table:table-cell>
          <table:table-cell table:style-name="ce2" office:value-type="string">
            <text:p><text:a xlink:href="../../TransparentThoughts/1243971.html">我的这一年</text:a></text:p>
          </table:table-cell>
          <table:table-cell table:style-name="ce4" office:value-type="string">
            <text:p><text:span text:style-name="T1">2006</text:span><text:span text:style-name="T2">年</text:span><text:span text:style-name="T1">11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15:24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80887">
            <text:p>80887</text:p>
          </table:table-cell>
          <table:table-cell table:style-name="ce2" office:value-type="string">
            <text:p><text:a xlink:href="../../TransparentThoughts/80887.html">Windy姐，我应该开心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2:57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89204">
            <text:p>89204</text:p>
          </table:table-cell>
          <table:table-cell table:style-name="ce2" office:value-type="string">
            <text:p><text:a xlink:href="../../TransparentThoughts/89204.html">炒冷饭的高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09:54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4339">
            <text:p>114339</text:p>
          </table:table-cell>
          <table:table-cell table:style-name="ce2" office:value-type="string">
            <text:p><text:a xlink:href="../../TransparentThoughts/114339.html">什么叫人品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10:18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23101">
            <text:p>123101</text:p>
          </table:table-cell>
          <table:table-cell table:style-name="ce2" office:value-type="string">
            <text:p><text:a xlink:href="../../TransparentThoughts/123101.html">出离愤怒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09:20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28271">
            <text:p>128271</text:p>
          </table:table-cell>
          <table:table-cell table:style-name="ce2" office:value-type="string">
            <text:p><text:a xlink:href="../../TransparentThoughts/128271.html">喧宾夺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7:42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71240">
            <text:p>171240</text:p>
          </table:table-cell>
          <table:table-cell table:style-name="ce2" office:value-type="string">
            <text:p><text:a xlink:href="../../TransparentThoughts/171240.html">已经不光是对错的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5</text:span><text:span text:style-name="T2">日</text:span><text:span text:style-name="T1">, </text:span><text:span text:style-name="T2">星期二 </text:span><text:span text:style-name="T1">20:22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71866">
            <text:p>171866</text:p>
          </table:table-cell>
          <table:table-cell table:style-name="ce2" office:value-type="string">
            <text:p><text:a xlink:href="../../TransparentThoughts/171866.html">老·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0:46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72439">
            <text:p>172439</text:p>
          </table:table-cell>
          <table:table-cell table:style-name="ce2" office:value-type="string">
            <text:p><text:a xlink:href="../../TransparentThoughts/172439.html">新专利法案可能带来什么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7:38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95299">
            <text:p>195299</text:p>
          </table:table-cell>
          <table:table-cell table:style-name="ce2" office:value-type="string">
            <text:p><text:a xlink:href="../../TransparentThoughts/195299.html">飚文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0:49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95772">
            <text:p>195772</text:p>
          </table:table-cell>
          <table:table-cell table:style-name="ce2" office:value-type="string">
            <text:p><text:a xlink:href="../../TransparentThoughts/195772.html">国民劣根性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5:44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200701">
            <text:p>200701</text:p>
          </table:table-cell>
          <table:table-cell table:style-name="ce2" office:value-type="string">
            <text:p><text:a xlink:href="../../TransparentThoughts/200701.html">概率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11:26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213000">
            <text:p>213000</text:p>
          </table:table-cell>
          <table:table-cell table:style-name="ce2" office:value-type="string">
            <text:p><text:a xlink:href="../../TransparentThoughts/213000.html">真想骂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21:05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88017">
            <text:p>188017</text:p>
          </table:table-cell>
          <table:table-cell table:style-name="ce2" office:value-type="string">
            <text:p><text:a xlink:href="../../TransparentThoughts/188017.html">高尚之所以成为高尚……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20:53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248379">
            <text:p>248379</text:p>
          </table:table-cell>
          <table:table-cell table:style-name="ce2" office:value-type="string">
            <text:p><text:a xlink:href="../../TransparentThoughts/248379.html">谁需要银弹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08:42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254855">
            <text:p>254855</text:p>
          </table:table-cell>
          <table:table-cell table:style-name="ce2" office:value-type="string">
            <text:p><text:a xlink:href="../../TransparentThoughts/254855.html">谁在励你的志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4:21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233869">
            <text:p>233869</text:p>
          </table:table-cell>
          <table:table-cell table:style-name="ce2" office:value-type="string">
            <text:p><text:a xlink:href="../../TransparentThoughts/233869.html">你有资格批评谁？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08:52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320836">
            <text:p>320836</text:p>
          </table:table-cell>
          <table:table-cell table:style-name="ce2" office:value-type="string">
            <text:p><text:a xlink:href="../../TransparentThoughts/320836.html">这些评论……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1</text:span><text:span text:style-name="T2">日</text:span><text:span text:style-name="T1">, </text:span><text:span text:style-name="T2">星期六 </text:span><text:span text:style-name="T1">14:41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474041">
            <text:p>474041</text:p>
          </table:table-cell>
          <table:table-cell table:style-name="ce2" office:value-type="string">
            <text:p><text:a xlink:href="../../TransparentThoughts/474041.html">JdonFramework架构分析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8:21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674435">
            <text:p>674435</text:p>
          </table:table-cell>
          <table:table-cell table:style-name="ce2" office:value-type="string">
            <text:p><text:a xlink:href="../../TransparentThoughts/674435.html">伏尔加河上的纤夫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五 </text:span><text:span text:style-name="T1">18:54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781520">
            <text:p>781520</text:p>
          </table:table-cell>
          <table:table-cell table:style-name="ce2" office:value-type="string">
            <text:p><text:a xlink:href="../../TransparentThoughts/781520.html">瞎起什么破名字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9:29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44781">
            <text:p>1144781</text:p>
          </table:table-cell>
          <table:table-cell table:style-name="ce2" office:value-type="string">
            <text:p><text:a xlink:href="../../TransparentThoughts/1144781.html">大嘴巴子妄想症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4</text:span><text:span text:style-name="T2">日</text:span><text:span text:style-name="T1">, </text:span><text:span text:style-name="T2">星期六 </text:span><text:span text:style-name="T1">22:20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81354">
            <text:p>1181354</text:p>
          </table:table-cell>
          <table:table-cell table:style-name="ce2" office:value-type="string">
            <text:p><text:a xlink:href="../../TransparentThoughts/1181354.html">越忠实越挨刀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3:11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82460">
            <text:p>1182460</text:p>
          </table:table-cell>
          <table:table-cell table:style-name="ce2" office:value-type="string">
            <text:p><text:a xlink:href="../../TransparentThoughts/1182460.html">房价拷问智商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5:36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82468">
            <text:p>1182468</text:p>
          </table:table-cell>
          <table:table-cell table:style-name="ce2" office:value-type="string">
            <text:p><text:a xlink:href="../../TransparentThoughts/1182468.html">房价拷问智商（续）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5:56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98908">
            <text:p>1198908</text:p>
          </table:table-cell>
          <table:table-cell table:style-name="ce2" office:value-type="string">
            <text:p><text:a xlink:href="../../TransparentThoughts/1198908.html">造福社会还是伤天害理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3:58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206626">
            <text:p>1206626</text:p>
          </table:table-cell>
          <table:table-cell table:style-name="ce2" office:value-type="string">
            <text:p><text:a xlink:href="../../TransparentThoughts/1206626.html">娱乐拷问智商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六 </text:span><text:span text:style-name="T1">13:44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86245">
            <text:p>86245</text:p>
          </table:table-cell>
          <table:table-cell table:style-name="ce2" office:value-type="string">
            <text:p><text:a xlink:href="../../TransparentThoughts/86245.html">AOP的困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7</text:span><text:span text:style-name="T2">日</text:span><text:span text:style-name="T1">, </text:span><text:span text:style-name="T2">星期三 </text:span><text:span text:style-name="T1">19:52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89535">
            <text:p>89535</text:p>
          </table:table-cell>
          <table:table-cell table:style-name="ce2" office:value-type="string">
            <text:p><text:a xlink:href="../../TransparentThoughts/89535.html">More About AOP Dilema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3</text:span><text:span text:style-name="T2">日</text:span><text:span text:style-name="T3">, </text:span><text:span text:style-name="T2">星期二 </text:span><text:span text:style-name="T3">14:54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90407">
            <text:p>90407</text:p>
          </table:table-cell>
          <table:table-cell table:style-name="ce2" office:value-type="string">
            <text:p><text:a xlink:href="../../TransparentThoughts/90407.html">我也看AOP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4</text:span><text:span text:style-name="T2">日</text:span><text:span text:style-name="T3">, </text:span><text:span text:style-name="T2">星期三 </text:span><text:span text:style-name="T3">10:12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157058">
            <text:p>157058</text:p>
          </table:table-cell>
          <table:table-cell table:style-name="ce2" office:value-type="string">
            <text:p><text:a xlink:href="../../TransparentThoughts/157058.html">又想起JML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15</text:span><text:span text:style-name="T2">日</text:span><text:span text:style-name="T3">, </text:span><text:span text:style-name="T2">星期六 </text:span><text:span text:style-name="T3">19:53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159329">
            <text:p>159329</text:p>
          </table:table-cell>
          <table:table-cell table:style-name="ce2" office:value-type="string">
            <text:p><text:a xlink:href="../../TransparentThoughts/159329.html">AspectJ不是正确的道路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7:47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159869">
            <text:p>159869</text:p>
          </table:table-cell>
          <table:table-cell table:style-name="ce2" office:value-type="string">
            <text:p><text:a xlink:href="../../TransparentThoughts/159869.html">什么是“好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22:40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182722">
            <text:p>182722</text:p>
          </table:table-cell>
          <table:table-cell table:style-name="ce2" office:value-type="string">
            <text:p><text:a xlink:href="../../TransparentThoughts/182722.html">为什么要AOP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3</text:span><text:span text:style-name="T2">日</text:span><text:span text:style-name="T3">, </text:span><text:span text:style-name="T2">星期四 </text:span><text:span text:style-name="T3">09:19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233180">
            <text:p>233180</text:p>
          </table:table-cell>
          <table:table-cell table:style-name="ce2" office:value-type="string">
            <text:p><text:a xlink:href="../../TransparentThoughts/233180.html">九月，AOSD在北京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7:48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445098">
            <text:p>445098</text:p>
          </table:table-cell>
          <table:table-cell table:style-name="ce2" office:value-type="string">
            <text:p><text:a xlink:href="../../TransparentThoughts/445098.html">AOSD with Use Case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8</text:span><text:span text:style-name="T2">日</text:span><text:span text:style-name="T3">, </text:span><text:span text:style-name="T2">星期三 </text:span><text:span text:style-name="T3">16:33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646694">
            <text:p>646694</text:p>
          </table:table-cell>
          <table:table-cell table:style-name="ce2" office:value-type="string">
            <text:p><text:a xlink:href="../../TransparentThoughts/646694.html">AOSD with Use Cases之心得第一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六 </text:span><text:span text:style-name="T1">22:59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739285">
            <text:p>739285</text:p>
          </table:table-cell>
          <table:table-cell table:style-name="ce2" office:value-type="string">
            <text:p><text:a xlink:href="../../TransparentThoughts/739285.html">[收藏]The three kinds of aspect configura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6</text:span><text:span text:style-name="T2">日</text:span><text:span text:style-name="T3">, </text:span><text:span text:style-name="T2">星期一 </text:span><text:span text:style-name="T3">11:21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86813">
            <text:p>86813</text:p>
          </table:table-cell>
          <table:table-cell table:style-name="ce2" office:value-type="string">
            <text:p><text:a xlink:href="../../TransparentThoughts/86813.html">JSR 241：Groovy语言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8</text:span><text:span text:style-name="T2">日</text:span><text:span text:style-name="T1">, </text:span><text:span text:style-name="T2">星期四 </text:span><text:span text:style-name="T1">08:37</text:span>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table:style-name="ce1" office:value-type="float" office:value="88112">
            <text:p>88112</text:p>
          </table:table-cell>
          <table:table-cell table:style-name="ce2" office:value-type="string">
            <text:p><text:a xlink:href="../../TransparentThoughts/88112.html">浅尝Groovy：GroovyMarkup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14:31</text:span>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table:style-name="ce1" office:value-type="float" office:value="113399">
            <text:p>113399</text:p>
          </table:table-cell>
          <table:table-cell table:style-name="ce2" office:value-type="string">
            <text:p><text:a xlink:href="../../TransparentThoughts/113399.html">怎么Groovy也有中文问题呀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6:36</text:span>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table:style-name="ce1" office:value-type="float" office:value="96158">
            <text:p>96158</text:p>
          </table:table-cell>
          <table:table-cell table:style-name="ce2" office:value-type="string">
            <text:p><text:a xlink:href="../../TransparentThoughts/96158.html">Potian的新家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23:35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179375">
            <text:p>179375</text:p>
          </table:table-cell>
          <table:table-cell table:style-name="ce2" office:value-type="string">
            <text:p><text:a xlink:href="../../TransparentThoughts/179375.html">学院派的贡献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一 </text:span><text:span text:style-name="T1">19:58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210418">
            <text:p>210418</text:p>
          </table:table-cell>
          <table:table-cell table:style-name="ce2" office:value-type="string">
            <text:p><text:a xlink:href="../../TransparentThoughts/210418.html">倪雨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2</text:span><text:span text:style-name="T2">日</text:span><text:span text:style-name="T1">, </text:span><text:span text:style-name="T2">星期二 </text:span><text:span text:style-name="T1">09:14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221409">
            <text:p>221409</text:p>
          </table:table-cell>
          <table:table-cell table:style-name="ce2" office:value-type="string">
            <text:p><text:a xlink:href="../../TransparentThoughts/221409.html">七月七，相约Bertrand Meyer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29</text:span><text:span text:style-name="T2">日</text:span><text:span text:style-name="T3">, </text:span><text:span text:style-name="T2">星期二 </text:span><text:span text:style-name="T3">17:54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238643">
            <text:p>238643</text:p>
          </table:table-cell>
          <table:table-cell table:style-name="ce2" office:value-type="string">
            <text:p><text:a xlink:href="../../TransparentThoughts/238643.html">险些误了大事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08:49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255548">
            <text:p>255548</text:p>
          </table:table-cell>
          <table:table-cell table:style-name="ce2" office:value-type="string">
            <text:p><text:a xlink:href="../../TransparentThoughts/255548.html">悼行知先生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1:45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232476">
            <text:p>232476</text:p>
          </table:table-cell>
          <table:table-cell table:style-name="ce2" office:value-type="string">
            <text:p><text:a xlink:href="../../TransparentThoughts/232476.html">“教父”离开了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09:11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512570">
            <text:p>512570</text:p>
          </table:table-cell>
          <table:table-cell table:style-name="ce2" office:value-type="string">
            <text:p><text:a xlink:href="../../TransparentThoughts/512570.html">Tsinghua就是出强人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4:52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733097">
            <text:p>733097</text:p>
          </table:table-cell>
          <table:table-cell table:style-name="ce2" office:value-type="string">
            <text:p><text:a xlink:href="../../TransparentThoughts/733097.html">我最近的偶像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3</text:span><text:span text:style-name="T2">日</text:span><text:span text:style-name="T1">, </text:span><text:span text:style-name="T2">星期五 </text:span><text:span text:style-name="T1">09:13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829946">
            <text:p>829946</text:p>
          </table:table-cell>
          <table:table-cell table:style-name="ce2" office:value-type="string">
            <text:p><text:a xlink:href="../../TransparentThoughts/829946.html">J2EE奇才Rickard Oberg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20</text:span><text:span text:style-name="T2">日</text:span><text:span text:style-name="T3">, </text:span><text:span text:style-name="T2">星期三 </text:span><text:span text:style-name="T3">13:56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835620">
            <text:p>835620</text:p>
          </table:table-cell>
          <table:table-cell table:style-name="ce2" office:value-type="string">
            <text:p><text:a xlink:href="../../TransparentThoughts/835620.html">投机者的大胜利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2</text:span><text:span text:style-name="T2">日</text:span><text:span text:style-name="T1">, </text:span><text:span text:style-name="T2">星期五 </text:span><text:span text:style-name="T1">14:12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960259">
            <text:p>960259</text:p>
          </table:table-cell>
          <table:table-cell table:style-name="ce2" office:value-type="string">
            <text:p><text:a xlink:href="../../TransparentThoughts/960259.html">强力推荐Obie Fernandez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8</text:span><text:span text:style-name="T2">日</text:span><text:span text:style-name="T3">, </text:span><text:span text:style-name="T2">星期四 </text:span><text:span text:style-name="T3">09:44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1212899">
            <text:p>1212899</text:p>
          </table:table-cell>
          <table:table-cell table:style-name="ce2" office:value-type="string">
            <text:p><text:a xlink:href="../../TransparentThoughts/1212899.html">Met Jon Tirsen (And Aptana)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2</text:span><text:span text:style-name="T2">日</text:span><text:span text:style-name="T3">, </text:span><text:span text:style-name="T2">星期三 </text:span><text:span text:style-name="T3">20:26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102980">
            <text:p>102980</text:p>
          </table:table-cell>
          <table:table-cell table:style-name="ce2" office:value-type="string">
            <text:p><text:a xlink:href="../../TransparentThoughts/102980.html">怎样才算优秀的程序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4</text:span><text:span text:style-name="T2">日</text:span><text:span text:style-name="T1">, </text:span><text:span text:style-name="T2">星期日 </text:span><text:span text:style-name="T1">11:51</text:span></text:p>
          </table:table-cell>
          <table:table-cell table:style-name="ce1" office:value-type="float" office:value="19">
            <text:p>19</text:p>
          </table:table-cell>
        </table:table-row>
        <table:table-row table:style-name="ro1">
          <table:table-cell table:style-name="ce1" office:value-type="float" office:value="103882">
            <text:p>103882</text:p>
          </table:table-cell>
          <table:table-cell table:style-name="ce2" office:value-type="string">
            <text:p><text:a xlink:href="../../TransparentThoughts/103882.html">有必要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5</text:span><text:span text:style-name="T2">日</text:span><text:span text:style-name="T1">, </text:span><text:span text:style-name="T2">星期一 </text:span><text:span text:style-name="T1">08:32</text:span></text:p>
          </table:table-cell>
          <table:table-cell table:style-name="ce1" office:value-type="float" office:value="19">
            <text:p>19</text:p>
          </table:table-cell>
        </table:table-row>
        <table:table-row table:style-name="ro1">
          <table:table-cell table:style-name="ce1" office:value-type="float" office:value="84025">
            <text:p>84025</text:p>
          </table:table-cell>
          <table:table-cell table:style-name="ce2" office:value-type="string">
            <text:p><text:a xlink:href="../../TransparentThoughts/84025.html">关于“unavailable server”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5</text:span><text:span text:style-name="T2">日</text:span><text:span text:style-name="T3">, </text:span><text:span text:style-name="T2">星期一 </text:span><text:span text:style-name="T3">20:39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117274">
            <text:p>117274</text:p>
          </table:table-cell>
          <table:table-cell table:style-name="ce2" office:value-type="string">
            <text:p><text:a xlink:href="../../TransparentThoughts/117274.html">Hessian原来支持overloa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5</text:span><text:span text:style-name="T2">日</text:span><text:span text:style-name="T3">, </text:span><text:span text:style-name="T2">星期四 </text:span><text:span text:style-name="T3">13:41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104552">
            <text:p>104552</text:p>
          </table:table-cell>
          <table:table-cell table:style-name="ce2" office:value-type="string">
            <text:p><text:a xlink:href="../../TransparentThoughts/104552.html">缓存也会出毛病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5</text:span><text:span text:style-name="T2">日</text:span><text:span text:style-name="T1">, </text:span><text:span text:style-name="T2">星期一 </text:span><text:span text:style-name="T1">18:56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04604">
            <text:p>204604</text:p>
          </table:table-cell>
          <table:table-cell table:style-name="ce2" office:value-type="string">
            <text:p><text:a xlink:href="../../TransparentThoughts/204604.html">古怪的Hibernate性能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7</text:span><text:span text:style-name="T2">日</text:span><text:span text:style-name="T1">, </text:span><text:span text:style-name="T2">星期四 </text:span><text:span text:style-name="T1">23:48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05856">
            <text:p>205856</text:p>
          </table:table-cell>
          <table:table-cell table:style-name="ce2" office:value-type="string">
            <text:p><text:a xlink:href="../../TransparentThoughts/205856.html">Hibernate性能问题解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20:34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07025">
            <text:p>207025</text:p>
          </table:table-cell>
          <table:table-cell table:style-name="ce2" office:value-type="string">
            <text:p><text:a xlink:href="../../TransparentThoughts/207025.html">Castor问题解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8:03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57682">
            <text:p>257682</text:p>
          </table:table-cell>
          <table:table-cell table:style-name="ce2" office:value-type="string">
            <text:p><text:a xlink:href="../../TransparentThoughts/257682.html">WebWork OGNL一个小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7:26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82739">
            <text:p>282739</text:p>
          </table:table-cell>
          <table:table-cell table:style-name="ce2" office:value-type="string">
            <text:p><text:a xlink:href="../../TransparentThoughts/282739.html">神秘的两次执行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4</text:span><text:span text:style-name="T2">日</text:span><text:span text:style-name="T1">, </text:span><text:span text:style-name="T2">星期六 </text:span><text:span text:style-name="T1">20:20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327787">
            <text:p>327787</text:p>
          </table:table-cell>
          <table:table-cell table:style-name="ce2" office:value-type="string">
            <text:p><text:a xlink:href="../../TransparentThoughts/327787.html">Hessian异常传播的一个小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09:24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503885">
            <text:p>503885</text:p>
          </table:table-cell>
          <table:table-cell table:style-name="ce2" office:value-type="string">
            <text:p><text:a xlink:href="../../TransparentThoughts/503885.html">Arrays.asList(), huh?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18</text:span><text:span text:style-name="T2">日</text:span><text:span text:style-name="T3">, </text:span><text:span text:style-name="T2">星期二 </text:span><text:span text:style-name="T3">17:41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701771">
            <text:p>701771</text:p>
          </table:table-cell>
          <table:table-cell table:style-name="ce2" office:value-type="string">
            <text:p><text:a xlink:href="../../TransparentThoughts/701771.html">如何在方法内部获得调用者信息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09:56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113138">
            <text:p>113138</text:p>
          </table:table-cell>
          <table:table-cell table:style-name="ce2" office:value-type="string">
            <text:p><text:a xlink:href="../../TransparentThoughts/113138.html">OSWorkflow基本概念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4:24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19788">
            <text:p>119788</text:p>
          </table:table-cell>
          <table:table-cell table:style-name="ce2" office:value-type="string">
            <text:p><text:a xlink:href="../../TransparentThoughts/119788.html">OSWorkflow概念：owner、caller和wfI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7</text:span><text:span text:style-name="T2">日</text:span><text:span text:style-name="T3">, </text:span><text:span text:style-name="T2">星期六 </text:span><text:span text:style-name="T3">16:30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2280">
            <text:p>102280</text:p>
          </table:table-cell>
          <table:table-cell table:style-name="ce2" office:value-type="string">
            <text:p><text:a xlink:href="../../TransparentThoughts/102280.html">银狐的工作流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3</text:span><text:span text:style-name="T2">日</text:span><text:span text:style-name="T1">, </text:span><text:span text:style-name="T2">星期六 </text:span><text:span text:style-name="T1">19:43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6028">
            <text:p>106028</text:p>
          </table:table-cell>
          <table:table-cell table:style-name="ce2" office:value-type="string">
            <text:p><text:a xlink:href="../../TransparentThoughts/106028.html">Shark第一印象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20:48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6491">
            <text:p>106491</text:p>
          </table:table-cell>
          <table:table-cell table:style-name="ce2" office:value-type="string">
            <text:p><text:a xlink:href="../../TransparentThoughts/106491.html">信息系统的中心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11:40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7566">
            <text:p>107566</text:p>
          </table:table-cell>
          <table:table-cell table:style-name="ce2" office:value-type="string">
            <text:p><text:a xlink:href="../../TransparentThoughts/107566.html">跟OSWorkflow奋斗一天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23:19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8228">
            <text:p>108228</text:p>
          </table:table-cell>
          <table:table-cell table:style-name="ce2" office:value-type="string">
            <text:p><text:a xlink:href="../../TransparentThoughts/108228.html">BeanShell的中文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4:56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8339">
            <text:p>108339</text:p>
          </table:table-cell>
          <table:table-cell table:style-name="ce2" office:value-type="string">
            <text:p><text:a xlink:href="../../TransparentThoughts/108339.html">OSWorkflow真灵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5:44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9107">
            <text:p>109107</text:p>
          </table:table-cell>
          <table:table-cell table:style-name="ce2" office:value-type="string">
            <text:p><text:a xlink:href="../../TransparentThoughts/109107.html">OSWorkflow中BeanShell的运行环境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22:38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17530">
            <text:p>117530</text:p>
          </table:table-cell>
          <table:table-cell table:style-name="ce2" office:value-type="string">
            <text:p><text:a xlink:href="../../TransparentThoughts/117530.html">Weinberg的写作目标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6:32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18167">
            <text:p>118167</text:p>
          </table:table-cell>
          <table:table-cell table:style-name="ce2" office:value-type="string">
            <text:p><text:a xlink:href="../../TransparentThoughts/118167.html">Weinberg的谜语，以及“业务逻辑”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09:15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18504">
            <text:p>118504</text:p>
          </table:table-cell>
          <table:table-cell table:style-name="ce2" office:value-type="string">
            <text:p><text:a xlink:href="../../TransparentThoughts/118504.html">Weinberg的另一个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2:55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29654">
            <text:p>129654</text:p>
          </table:table-cell>
          <table:table-cell table:style-name="ce2" office:value-type="string">
            <text:p><text:a xlink:href="../../TransparentThoughts/129654.html">抬头游泳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9:35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50106">
            <text:p>150106</text:p>
          </table:table-cell>
          <table:table-cell table:style-name="ce2" office:value-type="string">
            <text:p><text:a xlink:href="../../TransparentThoughts/150106.html">咨询的秘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0</text:span><text:span text:style-name="T2">日</text:span><text:span text:style-name="T1">, </text:span><text:span text:style-name="T2">星期一 </text:span><text:span text:style-name="T1">20:42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53461">
            <text:p>153461</text:p>
          </table:table-cell>
          <table:table-cell table:style-name="ce2" office:value-type="string">
            <text:p><text:a xlink:href="../../TransparentThoughts/153461.html">八股文写作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0:00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85351">
            <text:p>185351</text:p>
          </table:table-cell>
          <table:table-cell table:style-name="ce2" office:value-type="string">
            <text:p><text:a xlink:href="../../TransparentThoughts/185351.html">帮助别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20:39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567149">
            <text:p>567149</text:p>
          </table:table-cell>
          <table:table-cell table:style-name="ce2" office:value-type="string">
            <text:p><text:a xlink:href="../../TransparentThoughts/567149.html">培训延展到北京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0:27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097233">
            <text:p>1097233</text:p>
          </table:table-cell>
          <table:table-cell table:style-name="ce2" office:value-type="string">
            <text:p><text:a xlink:href="../../TransparentThoughts/1097233.html">技术传播梦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1:27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158892">
            <text:p>1158892</text:p>
          </table:table-cell>
          <table:table-cell table:style-name="ce2" office:value-type="string">
            <text:p><text:a xlink:href="../../TransparentThoughts/1158892.html">It Depends...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7</text:span><text:span text:style-name="T2">日</text:span><text:span text:style-name="T3">, </text:span><text:span text:style-name="T2">星期一 </text:span><text:span text:style-name="T3">02:08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194206">
            <text:p>1194206</text:p>
          </table:table-cell>
          <table:table-cell table:style-name="ce2" office:value-type="string">
            <text:p><text:a xlink:href="../../TransparentThoughts/1194206.html">成败论英雄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4:50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203374">
            <text:p>1203374</text:p>
          </table:table-cell>
          <table:table-cell table:style-name="ce2" office:value-type="string">
            <text:p><text:a xlink:href="../../TransparentThoughts/1203374.html">团队文化的危险性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7:31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31646">
            <text:p>131646</text:p>
          </table:table-cell>
          <table:table-cell table:style-name="ce2" office:value-type="string">
            <text:p><text:a xlink:href="../../TransparentThoughts/131646.html">软件“工程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1:08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32380">
            <text:p>132380</text:p>
          </table:table-cell>
          <table:table-cell table:style-name="ce2" office:value-type="string">
            <text:p><text:a xlink:href="../../TransparentThoughts/132380.html">后现代的反动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20:38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53556">
            <text:p>153556</text:p>
          </table:table-cell>
          <table:table-cell table:style-name="ce2" office:value-type="string">
            <text:p><text:a xlink:href="../../TransparentThoughts/153556.html">被人盯上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0:58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53906">
            <text:p>153906</text:p>
          </table:table-cell>
          <table:table-cell table:style-name="ce2" office:value-type="string">
            <text:p><text:a xlink:href="../../TransparentThoughts/153906.html">《软件工艺》上市在即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5:23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71709">
            <text:p>171709</text:p>
          </table:table-cell>
          <table:table-cell table:style-name="ce2" office:value-type="string">
            <text:p><text:a xlink:href="../../TransparentThoughts/171709.html">《软件工艺》上市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08:38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203065">
            <text:p>203065</text:p>
          </table:table-cell>
          <table:table-cell table:style-name="ce2" office:value-type="string">
            <text:p><text:a xlink:href="../../TransparentThoughts/203065.html">话语体系及其颠覆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三 </text:span><text:span text:style-name="T1">22:30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90538">
            <text:p>190538</text:p>
          </table:table-cell>
          <table:table-cell table:style-name="ce2" office:value-type="string">
            <text:p><text:a xlink:href="../../TransparentThoughts/190538.html">JavaEye讨论好热闹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14:24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279155">
            <text:p>279155</text:p>
          </table:table-cell>
          <table:table-cell table:style-name="ce2" office:value-type="string">
            <text:p><text:a xlink:href="../../TransparentThoughts/279155.html">什么是工程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1</text:span><text:span text:style-name="T2">日</text:span><text:span text:style-name="T1">, </text:span><text:span text:style-name="T2">星期三 </text:span><text:span text:style-name="T1">20:15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536455">
            <text:p>536455</text:p>
          </table:table-cell>
          <table:table-cell table:style-name="ce2" office:value-type="string">
            <text:p><text:a xlink:href="../../TransparentThoughts/536455.html">怎么会吵了起来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18:08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737969">
            <text:p>737969</text:p>
          </table:table-cell>
          <table:table-cell table:style-name="ce2" office:value-type="string">
            <text:p><text:a xlink:href="../../TransparentThoughts/737969.html">工程化的迷思与现实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5</text:span><text:span text:style-name="T2">日</text:span><text:span text:style-name="T1">, </text:span><text:span text:style-name="T2">星期日 </text:span><text:span text:style-name="T1">17:27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209217">
            <text:p>1209217</text:p>
          </table:table-cell>
          <table:table-cell table:style-name="ce2" office:value-type="string">
            <text:p><text:a xlink:href="../../TransparentThoughts/1209217.html">什么是软件工程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2</text:span><text:span text:style-name="T2">日</text:span><text:span text:style-name="T1">, </text:span><text:span text:style-name="T2">星期六 </text:span><text:span text:style-name="T1">22:29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89608">
            <text:p>89608</text:p>
          </table:table-cell>
          <table:table-cell table:style-name="ce2" office:value-type="string">
            <text:p><text:a xlink:href="../../TransparentThoughts/89608.html">取舍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15:39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10790">
            <text:p>110790</text:p>
          </table:table-cell>
          <table:table-cell table:style-name="ce2" office:value-type="string">
            <text:p><text:a xlink:href="../../TransparentThoughts/110790.html">出名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2:38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25426">
            <text:p>125426</text:p>
          </table:table-cell>
          <table:table-cell table:style-name="ce2" office:value-type="string">
            <text:p><text:a xlink:href="../../TransparentThoughts/125426.html">我的信仰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08:29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30131">
            <text:p>130131</text:p>
          </table:table-cell>
          <table:table-cell table:style-name="ce2" office:value-type="string">
            <text:p><text:a xlink:href="../../TransparentThoughts/130131.html">我们这一代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08:25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02155">
            <text:p>102155</text:p>
          </table:table-cell>
          <table:table-cell table:style-name="ce2" office:value-type="string">
            <text:p><text:a xlink:href="../../TransparentThoughts/102155.html">巴厘人的生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3</text:span><text:span text:style-name="T2">日</text:span><text:span text:style-name="T1">, </text:span><text:span text:style-name="T2">星期六 </text:span><text:span text:style-name="T1">12:57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54599">
            <text:p>154599</text:p>
          </table:table-cell>
          <table:table-cell table:style-name="ce2" office:value-type="string">
            <text:p><text:a xlink:href="../../TransparentThoughts/154599.html">昨夜有梦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22:23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54957">
            <text:p>154957</text:p>
          </table:table-cell>
          <table:table-cell table:style-name="ce2" office:value-type="string">
            <text:p><text:a xlink:href="../../TransparentThoughts/154957.html">庄子?秋水第十七（摘）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4</text:span><text:span text:style-name="T2">日</text:span><text:span text:style-name="T1">, </text:span><text:span text:style-name="T2">星期五 </text:span><text:span text:style-name="T1">10:03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57324">
            <text:p>157324</text:p>
          </table:table-cell>
          <table:table-cell table:style-name="ce2" office:value-type="string">
            <text:p><text:a xlink:href="../../TransparentThoughts/157324.html">只能让胖子失望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六 </text:span><text:span text:style-name="T1">23:16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49097">
            <text:p>149097</text:p>
          </table:table-cell>
          <table:table-cell table:style-name="ce2" office:value-type="string">
            <text:p><text:a xlink:href="../../TransparentThoughts/149097.html">一年，感动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日 </text:span><text:span text:style-name="T1">23:57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333806">
            <text:p>333806</text:p>
          </table:table-cell>
          <table:table-cell table:style-name="ce2" office:value-type="string">
            <text:p><text:a xlink:href="../../TransparentThoughts/333806.html">Rubbish In, Rubbish Out</text:a></text:p>
          </table:table-cell>
          <table:table-cell table:style-name="ce5" office:value-type="string">
            <text:p><text:span text:style-name="T3">2004</text:span><text:span text:style-name="T2">年</text:span><text:span text:style-name="T3">09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08:57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371092">
            <text:p>371092</text:p>
          </table:table-cell>
          <table:table-cell table:style-name="ce2" office:value-type="string">
            <text:p><text:a xlink:href="../../TransparentThoughts/371092.html">10月22日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2</text:span><text:span text:style-name="T2">日</text:span><text:span text:style-name="T1">, </text:span><text:span text:style-name="T2">星期五 </text:span><text:span text:style-name="T1">08:50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509862">
            <text:p>509862</text:p>
          </table:table-cell>
          <table:table-cell table:style-name="ce2" office:value-type="string">
            <text:p><text:a xlink:href="../../TransparentThoughts/509862.html">婚姻感悟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1:14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545009">
            <text:p>545009</text:p>
          </table:table-cell>
          <table:table-cell table:style-name="ce2" office:value-type="string">
            <text:p><text:a xlink:href="../../TransparentThoughts/545009.html">无·有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1</text:span><text:span text:style-name="T2">日</text:span><text:span text:style-name="T1">, </text:span><text:span text:style-name="T2">星期一 </text:span><text:span text:style-name="T1">11:52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523430">
            <text:p>523430</text:p>
          </table:table-cell>
          <table:table-cell table:style-name="ce2" office:value-type="string">
            <text:p><text:a xlink:href="../../TransparentThoughts/523430.html">最后一天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6:29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560593">
            <text:p>560593</text:p>
          </table:table-cell>
          <table:table-cell table:style-name="ce2" office:value-type="string">
            <text:p><text:a xlink:href="../../TransparentThoughts/560593.html">没有任何借口，huh？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16:56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753027">
            <text:p>753027</text:p>
          </table:table-cell>
          <table:table-cell table:style-name="ce2" office:value-type="string">
            <text:p><text:a xlink:href="../../TransparentThoughts/753027.html">灵感·写作提纲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3</text:span><text:span text:style-name="T2">日</text:span><text:span text:style-name="T1">, </text:span><text:span text:style-name="T2">星期一 </text:span><text:span text:style-name="T1">09:45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760417">
            <text:p>760417</text:p>
          </table:table-cell>
          <table:table-cell table:style-name="ce2" office:value-type="string">
            <text:p><text:a xlink:href="../../TransparentThoughts/760417.html">生死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23:01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744005">
            <text:p>744005</text:p>
          </table:table-cell>
          <table:table-cell table:style-name="ce2" office:value-type="string">
            <text:p><text:a xlink:href="../../TransparentThoughts/744005.html">戒由相生or戒由心生：律宗一个老问题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8</text:span><text:span text:style-name="T2">日</text:span><text:span text:style-name="T1">, </text:span><text:span text:style-name="T2">星期三 </text:span><text:span text:style-name="T1">13:41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859129">
            <text:p>859129</text:p>
          </table:table-cell>
          <table:table-cell table:style-name="ce2" office:value-type="string">
            <text:p><text:a xlink:href="../../TransparentThoughts/859129.html">梦到平山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</text:span><text:span text:style-name="T2">日</text:span><text:span text:style-name="T1">, </text:span><text:span text:style-name="T2">星期一 </text:span><text:span text:style-name="T1">09:24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948496">
            <text:p>948496</text:p>
          </table:table-cell>
          <table:table-cell table:style-name="ce2" office:value-type="string">
            <text:p><text:a xlink:href="../../TransparentThoughts/948496.html">成长?成熟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2</text:span><text:span text:style-name="T2">日</text:span><text:span text:style-name="T1">, </text:span><text:span text:style-name="T2">星期五 </text:span><text:span text:style-name="T1">10:33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057496">
            <text:p>1057496</text:p>
          </table:table-cell>
          <table:table-cell table:style-name="ce2" office:value-type="string">
            <text:p><text:a xlink:href="../../TransparentThoughts/1057496.html">Still Lost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12</text:span><text:span text:style-name="T2">日</text:span><text:span text:style-name="T3">, </text:span><text:span text:style-name="T2">星期六 </text:span><text:span text:style-name="T3">23:46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093657">
            <text:p>1093657</text:p>
          </table:table-cell>
          <table:table-cell table:style-name="ce2" office:value-type="string">
            <text:p><text:a xlink:href="../../TransparentThoughts/1093657.html">小令·千年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8</text:span><text:span text:style-name="T2">日</text:span><text:span text:style-name="T1">, </text:span><text:span text:style-name="T2">星期日 </text:span><text:span text:style-name="T1">23:15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144687">
            <text:p>1144687</text:p>
          </table:table-cell>
          <table:table-cell table:style-name="ce2" office:value-type="string">
            <text:p><text:a xlink:href="../../TransparentThoughts/1144687.html">时间就是财富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4</text:span><text:span text:style-name="T2">日</text:span><text:span text:style-name="T1">, </text:span><text:span text:style-name="T2">星期六 </text:span><text:span text:style-name="T1">19:27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223216">
            <text:p>1223216</text:p>
          </table:table-cell>
          <table:table-cell table:style-name="ce2" office:value-type="string">
            <text:p><text:a xlink:href="../../TransparentThoughts/1223216.html">我是重庆崽儿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</text:span><text:span text:style-name="T2">日</text:span><text:span text:style-name="T1">, </text:span><text:span text:style-name="T2">星期五 </text:span><text:span text:style-name="T1">20:19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252965">
            <text:p>1252965</text:p>
          </table:table-cell>
          <table:table-cell table:style-name="ce2" office:value-type="string">
            <text:p><text:a xlink:href="../../TransparentThoughts/1252965.html">又到新年许愿时</text:a></text:p>
          </table:table-cell>
          <table:table-cell table:style-name="ce4" office:value-type="string">
            <text:p><text:span text:style-name="T1">2006</text:span><text:span text:style-name="T2">年</text:span><text:span text:style-name="T1">12</text:span><text:span text:style-name="T2">月</text:span><text:span text:style-name="T1">26</text:span><text:span text:style-name="T2">日</text:span><text:span text:style-name="T1">, </text:span><text:span text:style-name="T2">星期二 </text:span><text:span text:style-name="T1">21:12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284455">
            <text:p>284455</text:p>
          </table:table-cell>
          <table:table-cell table:style-name="ce2" office:value-type="string">
            <text:p><text:a xlink:href="../../TransparentThoughts/284455.html">梦到内河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6</text:span><text:span text:style-name="T2">日</text:span><text:span text:style-name="T1">, </text:span><text:span text:style-name="T2">星期一 </text:span><text:span text:style-name="T1">09:49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622536">
            <text:p>622536</text:p>
          </table:table-cell>
          <table:table-cell table:style-name="ce2" office:value-type="string">
            <text:p><text:a xlink:href="../../TransparentThoughts/622536.html">帕格尼尼随想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52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615779">
            <text:p>615779</text:p>
          </table:table-cell>
          <table:table-cell table:style-name="ce2" office:value-type="string">
            <text:p><text:a xlink:href="../../TransparentThoughts/615779.html">[转载]魔鬼的颤音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13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615800">
            <text:p>615800</text:p>
          </table:table-cell>
          <table:table-cell table:style-name="ce2" office:value-type="string">
            <text:p><text:a xlink:href="../../TransparentThoughts/615800.html">无题，之于塔蒂尼与丹·布朗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25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067701">
            <text:p>1067701</text:p>
          </table:table-cell>
          <table:table-cell table:style-name="ce2" office:value-type="string">
            <text:p><text:a xlink:href="../../TransparentThoughts/1067701.html">Remember the Name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21</text:span><text:span text:style-name="T2">日</text:span><text:span text:style-name="T3">, </text:span><text:span text:style-name="T2">星期一 </text:span><text:span text:style-name="T3">14:09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102953">
            <text:p>1102953</text:p>
          </table:table-cell>
          <table:table-cell table:style-name="ce2" office:value-type="string">
            <text:p><text:a xlink:href="../../TransparentThoughts/1102953.html">归来?魔鬼的颤音?杂感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9</text:span><text:span text:style-name="T2">日</text:span><text:span text:style-name="T1">, </text:span><text:span text:style-name="T2">星期四 </text:span><text:span text:style-name="T1">21:40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079459">
            <text:p>1079459</text:p>
          </table:table-cell>
          <table:table-cell table:style-name="ce2" office:value-type="string">
            <text:p><text:a xlink:href="../../TransparentThoughts/1079459.html">无奈与悲哀，以及逃避现实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</text:span><text:span text:style-name="T2">日</text:span><text:span text:style-name="T1">, </text:span><text:span text:style-name="T2">星期五 </text:span><text:span text:style-name="T1">13:03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149661">
            <text:p>1149661</text:p>
          </table:table-cell>
          <table:table-cell table:style-name="ce2" office:value-type="string">
            <text:p><text:a xlink:href="../../TransparentThoughts/1149661.html">三年又三年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日 </text:span><text:span text:style-name="T1">00:40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155285">
            <text:p>1155285</text:p>
          </table:table-cell>
          <table:table-cell table:style-name="ce2" office:value-type="string">
            <text:p><text:a xlink:href="../../TransparentThoughts/1155285.html">单人房双人床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1</text:span><text:span text:style-name="T2">日</text:span><text:span text:style-name="T1">, </text:span><text:span text:style-name="T2">星期二 </text:span><text:span text:style-name="T1">02:14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248060">
            <text:p>1248060</text:p>
          </table:table-cell>
          <table:table-cell table:style-name="ce2" office:value-type="string">
            <text:p><text:a xlink:href="../../TransparentThoughts/1248060.html">Mad World</text:a></text:p>
          </table:table-cell>
          <table:table-cell table:style-name="ce5" office:value-type="string">
            <text:p><text:span text:style-name="T3">2006</text:span><text:span text:style-name="T2">年</text:span><text:span text:style-name="T3">12</text:span><text:span text:style-name="T2">月</text:span><text:span text:style-name="T3">5</text:span><text:span text:style-name="T2">日</text:span><text:span text:style-name="T3">, </text:span><text:span text:style-name="T2">星期二 </text:span><text:span text:style-name="T3">09:42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83789">
            <text:p>83789</text:p>
          </table:table-cell>
          <table:table-cell table:style-name="ce2" office:value-type="string">
            <text:p><text:a xlink:href="../../TransparentThoughts/83789.html">有所写，有所不写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7:20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17263">
            <text:p>117263</text:p>
          </table:table-cell>
          <table:table-cell table:style-name="ce2" office:value-type="string">
            <text:p><text:a xlink:href="../../TransparentThoughts/117263.html">程序员的觉醒??第14届Jolt奖获奖产品点评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3:31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696591">
            <text:p>696591</text:p>
          </table:table-cell>
          <table:table-cell table:style-name="ce2" office:value-type="string">
            <text:p><text:a xlink:href="../../TransparentThoughts/696591.html">ThoughtWorks的核心价值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二 </text:span><text:span text:style-name="T1">10:13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680053">
            <text:p>680053</text:p>
          </table:table-cell>
          <table:table-cell table:style-name="ce2" office:value-type="string">
            <text:p><text:a xlink:href="../../TransparentThoughts/680053.html">理想主义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10:06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731965">
            <text:p>731965</text:p>
          </table:table-cell>
          <table:table-cell table:style-name="ce2" office:value-type="string">
            <text:p><text:a xlink:href="../../TransparentThoughts/731965.html">听Martin Fowler布道，激动万分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17:07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732034">
            <text:p>732034</text:p>
          </table:table-cell>
          <table:table-cell table:style-name="ce2" office:value-type="string">
            <text:p><text:a xlink:href="../../TransparentThoughts/732034.html">激动到不能行，记之以备忘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17:45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077044">
            <text:p>1077044</text:p>
          </table:table-cell>
          <table:table-cell table:style-name="ce2" office:value-type="string">
            <text:p><text:a xlink:href="../../TransparentThoughts/1077044.html">灰领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30</text:span><text:span text:style-name="T2">日</text:span><text:span text:style-name="T1">, </text:span><text:span text:style-name="T2">星期三 </text:span><text:span text:style-name="T1">10:20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037854">
            <text:p>1037854</text:p>
          </table:table-cell>
          <table:table-cell table:style-name="ce2" office:value-type="string">
            <text:p><text:a xlink:href="../../TransparentThoughts/1037854.html">工作 vs. 业余（再次想起麦克卢汉）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18:26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115272">
            <text:p>1115272</text:p>
          </table:table-cell>
          <table:table-cell table:style-name="ce2" office:value-type="string">
            <text:p><text:a xlink:href="../../TransparentThoughts/1115272.html">海滩上的思想者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4</text:span><text:span text:style-name="T2">日</text:span><text:span text:style-name="T1">, </text:span><text:span text:style-name="T2">星期六 </text:span><text:span text:style-name="T1">13:04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188562">
            <text:p>1188562</text:p>
          </table:table-cell>
          <table:table-cell table:style-name="ce2" office:value-type="string">
            <text:p><text:a xlink:href="../../TransparentThoughts/1188562.html">其实，大家都一样……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9</text:span><text:span text:style-name="T2">日</text:span><text:span text:style-name="T1">, </text:span><text:span text:style-name="T2">星期一 </text:span><text:span text:style-name="T1">10:34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218466">
            <text:p>1218466</text:p>
          </table:table-cell>
          <table:table-cell table:style-name="ce2" office:value-type="string">
            <text:p><text:a xlink:href="../../TransparentThoughts/1218466.html">深刻的问题，现成的答案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18:52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92367">
            <text:p>92367</text:p>
          </table:table-cell>
          <table:table-cell table:style-name="ce2" office:value-type="string">
            <text:p><text:a xlink:href="../../TransparentThoughts/92367.html">文债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23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262">
            <text:p>95262</text:p>
          </table:table-cell>
          <table:table-cell table:style-name="ce2" office:value-type="string">
            <text:p><text:a xlink:href="../../TransparentThoughts/95262.html">憔悴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00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9992">
            <text:p>99992</text:p>
          </table:table-cell>
          <table:table-cell table:style-name="ce2" office:value-type="string">
            <text:p><text:a xlink:href="../../TransparentThoughts/99992.html">第六条毛毛虫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20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328">
            <text:p>77328</text:p>
          </table:table-cell>
          <table:table-cell table:style-name="ce2" office:value-type="string">
            <text:p><text:a xlink:href="../../TransparentThoughts/77328.html">第一天，新的思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1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358">
            <text:p>77358</text:p>
          </table:table-cell>
          <table:table-cell table:style-name="ce2" office:value-type="string">
            <text:p><text:a xlink:href="../../TransparentThoughts/77358.html">重构思想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2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483">
            <text:p>112483</text:p>
          </table:table-cell>
          <table:table-cell table:style-name="ce2" office:value-type="string">
            <text:p><text:a xlink:href="../../TransparentThoughts/112483.html">总算又完成一篇大杂烩文章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20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182">
            <text:p>115182</text:p>
          </table:table-cell>
          <table:table-cell table:style-name="ce2" office:value-type="string">
            <text:p><text:a xlink:href="../../TransparentThoughts/115182.html">关于Multi-Paradigm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3</text:span><text:span text:style-name="T2">日</text:span><text:span text:style-name="T3">, </text:span><text:span text:style-name="T2">星期二 </text:span><text:span text:style-name="T3">20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568">
            <text:p>131568</text:p>
          </table:table-cell>
          <table:table-cell table:style-name="ce2" office:value-type="string">
            <text:p><text:a xlink:href="../../TransparentThoughts/131568.html">培训提纲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09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691">
            <text:p>109691</text:p>
          </table:table-cell>
          <table:table-cell table:style-name="ce2" office:value-type="string">
            <text:p><text:a xlink:href="../../TransparentThoughts/109691.html">又两篇文章见报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4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49104">
            <text:p>149104</text:p>
          </table:table-cell>
          <table:table-cell table:style-name="ce2" office:value-type="string">
            <text:p><text:a xlink:href="../../TransparentThoughts/149104.html">已锁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0</text:span><text:span text:style-name="T2">日</text:span><text:span text:style-name="T1">, </text:span><text:span text:style-name="T2">星期一 </text:span><text:span text:style-name="T1">00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4138">
            <text:p>174138</text:p>
          </table:table-cell>
          <table:table-cell table:style-name="ce2" office:value-type="string">
            <text:p><text:a xlink:href="../../TransparentThoughts/174138.html">书评酝酿中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7</text:span><text:span text:style-name="T2">日</text:span><text:span text:style-name="T1">, </text:span><text:span text:style-name="T2">星期四 </text:span><text:span text:style-name="T1">23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44551">
            <text:p>144551</text:p>
          </table:table-cell>
          <table:table-cell table:style-name="ce2" office:value-type="string">
            <text:p><text:a xlink:href="../../TransparentThoughts/144551.html">已锁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3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6468">
            <text:p>196468</text:p>
          </table:table-cell>
          <table:table-cell table:style-name="ce2" office:value-type="string">
            <text:p><text:a xlink:href="../../TransparentThoughts/196468.html">又到周末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00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7422">
            <text:p>197422</text:p>
          </table:table-cell>
          <table:table-cell table:style-name="ce2" office:value-type="string">
            <text:p><text:a xlink:href="../../TransparentThoughts/197422.html">公开两篇文章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20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9515">
            <text:p>199515</text:p>
          </table:table-cell>
          <table:table-cell table:style-name="ce2" office:value-type="string">
            <text:p><text:a xlink:href="../../TransparentThoughts/199515.html">档次最高的裤腿追咬者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4</text:span><text:span text:style-name="T2">日</text:span><text:span text:style-name="T1">, </text:span><text:span text:style-name="T2">星期一 </text:span><text:span text:style-name="T1">15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5899">
            <text:p>205899</text:p>
          </table:table-cell>
          <table:table-cell table:style-name="ce2" office:value-type="string">
            <text:p><text:a xlink:href="../../TransparentThoughts/205899.html">不得不服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20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7792">
            <text:p>187792</text:p>
          </table:table-cell>
          <table:table-cell table:style-name="ce2" office:value-type="string">
            <text:p><text:a xlink:href="../../TransparentThoughts/187792.html">感谢批评者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7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3991">
            <text:p>233991</text:p>
          </table:table-cell>
          <table:table-cell table:style-name="ce2" office:value-type="string">
            <text:p><text:a xlink:href="../../TransparentThoughts/233991.html">为身体欢呼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0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81194">
            <text:p>281194</text:p>
          </table:table-cell>
          <table:table-cell table:style-name="ce2" office:value-type="string">
            <text:p><text:a xlink:href="../../TransparentThoughts/281194.html">BlogDriver真搞笑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3</text:span><text:span text:style-name="T2">日</text:span><text:span text:style-name="T1">, </text:span><text:span text:style-name="T2">星期五 </text:span><text:span text:style-name="T1">16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2027">
            <text:p>292027</text:p>
          </table:table-cell>
          <table:table-cell table:style-name="ce2" office:value-type="string">
            <text:p><text:a xlink:href="../../TransparentThoughts/292027.html">RSS是干嘛用的呢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1</text:span><text:span text:style-name="T2">日</text:span><text:span text:style-name="T1">, </text:span><text:span text:style-name="T2">星期六 </text:span><text:span text:style-name="T1">21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3773">
            <text:p>293773</text:p>
          </table:table-cell>
          <table:table-cell table:style-name="ce2" office:value-type="string">
            <text:p><text:a xlink:href="../../TransparentThoughts/293773.html">告别递归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11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13054">
            <text:p>313054</text:p>
          </table:table-cell>
          <table:table-cell table:style-name="ce2" office:value-type="string">
            <text:p><text:a xlink:href="../../TransparentThoughts/313054.html">MD5算法已被破解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6</text:span><text:span text:style-name="T2">日</text:span><text:span text:style-name="T1">, </text:span><text:span text:style-name="T2">星期一 </text:span><text:span text:style-name="T1">09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55007">
            <text:p>355007</text:p>
          </table:table-cell>
          <table:table-cell table:style-name="ce2" office:value-type="string">
            <text:p><text:a xlink:href="../../TransparentThoughts/355007.html">Hunter X Hunter</text:a></text:p>
          </table:table-cell>
          <table:table-cell table:style-name="ce5" office:value-type="string">
            <text:p><text:span text:style-name="T3">2004</text:span><text:span text:style-name="T2">年</text:span><text:span text:style-name="T3">10</text:span><text:span text:style-name="T2">月</text:span><text:span text:style-name="T3">10</text:span><text:span text:style-name="T2">日</text:span><text:span text:style-name="T3">, </text:span><text:span text:style-name="T2">星期日 </text:span><text:span text:style-name="T3">12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8011">
            <text:p>468011</text:p>
          </table:table-cell>
          <table:table-cell table:style-name="ce2" office:value-type="string">
            <text:p><text:a xlink:href="../../TransparentThoughts/468011.html">Contributing to Eclipse上市在即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10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70194">
            <text:p>470194</text:p>
          </table:table-cell>
          <table:table-cell table:style-name="ce2" office:value-type="string">
            <text:p><text:a xlink:href="../../TransparentThoughts/470194.html">JavaOne in China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24</text:span><text:span text:style-name="T2">日</text:span><text:span text:style-name="T3">, </text:span><text:span text:style-name="T2">星期五 </text:span><text:span text:style-name="T3">17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43431">
            <text:p>443431</text:p>
          </table:table-cell>
          <table:table-cell table:style-name="ce2" office:value-type="string">
            <text:p><text:a xlink:href="../../TransparentThoughts/443431.html">//TODO: ...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7</text:span><text:span text:style-name="T2">日</text:span><text:span text:style-name="T3">, </text:span><text:span text:style-name="T2">星期二 </text:span><text:span text:style-name="T3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97566">
            <text:p>497566</text:p>
          </table:table-cell>
          <table:table-cell table:style-name="ce2" office:value-type="string">
            <text:p><text:a xlink:href="../../TransparentThoughts/497566.html">姓名算命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6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2793">
            <text:p>502793</text:p>
          </table:table-cell>
          <table:table-cell table:style-name="ce2" office:value-type="string">
            <text:p><text:a xlink:href="../../TransparentThoughts/502793.html">变态是一种生活态度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6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3904">
            <text:p>503904</text:p>
          </table:table-cell>
          <table:table-cell table:style-name="ce2" office:value-type="string">
            <text:p><text:a xlink:href="../../TransparentThoughts/503904.html">学会了用TrackBack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18</text:span><text:span text:style-name="T2">日</text:span><text:span text:style-name="T3">, </text:span><text:span text:style-name="T2">星期二 </text:span><text:span text:style-name="T3">18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5591">
            <text:p>505591</text:p>
          </table:table-cell>
          <table:table-cell table:style-name="ce2" office:value-type="string">
            <text:p><text:a xlink:href="../../TransparentThoughts/505591.html">这就叫政治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0</text:span><text:span text:style-name="T2">日</text:span><text:span text:style-name="T1">, </text:span><text:span text:style-name="T2">星期四 </text:span><text:span text:style-name="T1">12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0305">
            <text:p>510305</text:p>
          </table:table-cell>
          <table:table-cell table:style-name="ce2" office:value-type="string">
            <text:p><text:a xlink:href="../../TransparentThoughts/510305.html">又到制订计划时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8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9385">
            <text:p>519385</text:p>
          </table:table-cell>
          <table:table-cell table:style-name="ce2" office:value-type="string">
            <text:p><text:a xlink:href="../../TransparentThoughts/519385.html">真情致谢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1</text:span><text:span text:style-name="T2">日</text:span><text:span text:style-name="T1">, </text:span><text:span text:style-name="T2">星期一 </text:span><text:span text:style-name="T1">15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56422">
            <text:p>556422</text:p>
          </table:table-cell>
          <table:table-cell table:style-name="ce2" office:value-type="string">
            <text:p><text:a xlink:href="../../TransparentThoughts/556422.html">最怕这种批评者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8</text:span><text:span text:style-name="T2">日</text:span><text:span text:style-name="T1">, </text:span><text:span text:style-name="T2">星期一 </text:span><text:span text:style-name="T1">10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1622">
            <text:p>571622</text:p>
          </table:table-cell>
          <table:table-cell table:style-name="ce2" office:value-type="string">
            <text:p><text:a xlink:href="../../TransparentThoughts/571622.html">剃刀评论现在进行时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0</text:span><text:span text:style-name="T2">日</text:span><text:span text:style-name="T1">, </text:span><text:span text:style-name="T2">星期四 </text:span><text:span text:style-name="T1">17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2714">
            <text:p>572714</text:p>
          </table:table-cell>
          <table:table-cell table:style-name="ce2" office:value-type="string">
            <text:p><text:a xlink:href="../../TransparentThoughts/572714.html">好玩的游戏：强权政治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6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01173">
            <text:p>601173</text:p>
          </table:table-cell>
          <table:table-cell table:style-name="ce2" office:value-type="string">
            <text:p><text:a xlink:href="../../TransparentThoughts/601173.html">关于出版的进度通报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三 </text:span><text:span text:style-name="T1">16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68765">
            <text:p>568765</text:p>
          </table:table-cell>
          <table:table-cell table:style-name="ce2" office:value-type="string">
            <text:p><text:a xlink:href="../../TransparentThoughts/568765.html">流言是怎样炼成的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06027">
            <text:p>606027</text:p>
          </table:table-cell>
          <table:table-cell table:style-name="ce2" office:value-type="string">
            <text:p><text:a xlink:href="../../TransparentThoughts/606027.html">手机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</text:span><text:span text:style-name="T2">日</text:span><text:span text:style-name="T1">, </text:span><text:span text:style-name="T2">星期六 </text:span><text:span text:style-name="T1">11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98480">
            <text:p>698480</text:p>
          </table:table-cell>
          <table:table-cell table:style-name="ce2" office:value-type="string">
            <text:p><text:a xlink:href="../../TransparentThoughts/698480.html">Martin Fowler中国行日程安排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18</text:span><text:span text:style-name="T2">日</text:span><text:span text:style-name="T1">, </text:span><text:span text:style-name="T2">星期三 </text:span><text:span text:style-name="T1">11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11621">
            <text:p>711621</text:p>
          </table:table-cell>
          <table:table-cell table:style-name="ce2" office:value-type="string">
            <text:p><text:a xlink:href="../../TransparentThoughts/711621.html">Martin Fowler中国行活动具体安排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4</text:span><text:span text:style-name="T2">日</text:span><text:span text:style-name="T1">, </text:span><text:span text:style-name="T2">星期二 </text:span><text:span text:style-name="T1">17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79973">
            <text:p>679973</text:p>
          </table:table-cell>
          <table:table-cell table:style-name="ce2" office:value-type="string">
            <text:p><text:a xlink:href="../../TransparentThoughts/679973.html">Martin Fowler中国行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0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0443">
            <text:p>760443</text:p>
          </table:table-cell>
          <table:table-cell table:style-name="ce2" office:value-type="string">
            <text:p><text:a xlink:href="../../TransparentThoughts/760443.html">有足球的夏天很好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23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2685">
            <text:p>762685</text:p>
          </table:table-cell>
          <table:table-cell table:style-name="ce2" office:value-type="string">
            <text:p><text:a xlink:href="../../TransparentThoughts/762685.html">感动·微笑·不眠之夜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04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9556">
            <text:p>769556</text:p>
          </table:table-cell>
          <table:table-cell table:style-name="ce2" office:value-type="string">
            <text:p><text:a xlink:href="../../TransparentThoughts/769556.html">浮云亚，浮云~~~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21</text:span><text:span text:style-name="T2">日</text:span><text:span text:style-name="T3">, </text:span><text:span text:style-name="T2">星期二 </text:span><text:span text:style-name="T3">16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8710">
            <text:p>778710</text:p>
          </table:table-cell>
          <table:table-cell table:style-name="ce2" office:value-type="string">
            <text:p><text:a xlink:href="../../TransparentThoughts/778710.html">拯救程序员王俊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0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9826">
            <text:p>829826</text:p>
          </table:table-cell>
          <table:table-cell table:style-name="ce2" office:value-type="string">
            <text:p><text:a xlink:href="../../TransparentThoughts/829826.html">随笔百则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三 </text:span><text:span text:style-name="T1">13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1015">
            <text:p>851015</text:p>
          </table:table-cell>
          <table:table-cell table:style-name="ce2" office:value-type="string">
            <text:p><text:a xlink:href="../../TransparentThoughts/851015.html">J2EE without EJB中文版即将面世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7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9347">
            <text:p>789347</text:p>
          </table:table-cell>
          <table:table-cell table:style-name="ce2" office:value-type="string">
            <text:p><text:a xlink:href="../../TransparentThoughts/789347.html">头文字8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3</text:span><text:span text:style-name="T2">日</text:span><text:span text:style-name="T3">, </text:span><text:span text:style-name="T2">星期日 </text:span><text:span text:style-name="T3">13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1025">
            <text:p>791025</text:p>
          </table:table-cell>
          <table:table-cell table:style-name="ce2" office:value-type="string">
            <text:p><text:a xlink:href="../../TransparentThoughts/791025.html">JavaChina开始报名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一 </text:span><text:span text:style-name="T1">16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4509">
            <text:p>794509</text:p>
          </table:table-cell>
          <table:table-cell table:style-name="ce2" office:value-type="string">
            <text:p><text:a xlink:href="../../TransparentThoughts/794509.html">中国开发者2005大调查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三 </text:span><text:span text:style-name="T1">15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6553">
            <text:p>926553</text:p>
          </table:table-cell>
          <table:table-cell table:style-name="ce2" office:value-type="string">
            <text:p><text:a xlink:href="../../TransparentThoughts/926553.html">J2EE Development without EJB样章试读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7</text:span><text:span text:style-name="T2">日</text:span><text:span text:style-name="T1">, </text:span><text:span text:style-name="T2">星期三 </text:span><text:span text:style-name="T1">17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4688">
            <text:p>934688</text:p>
          </table:table-cell>
          <table:table-cell table:style-name="ce2" office:value-type="string">
            <text:p><text:a xlink:href="../../TransparentThoughts/934688.html">8月下旬上海行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0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6726">
            <text:p>936726</text:p>
          </table:table-cell>
          <table:table-cell table:style-name="ce2" office:value-type="string">
            <text:p><text:a xlink:href="../../TransparentThoughts/936726.html">怪癖串联（竟然那么快贴到我）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4</text:span><text:span text:style-name="T2">日</text:span><text:span text:style-name="T1">, </text:span><text:span text:style-name="T2">星期三 </text:span><text:span text:style-name="T1">17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44514">
            <text:p>944514</text:p>
          </table:table-cell>
          <table:table-cell table:style-name="ce2" office:value-type="string">
            <text:p><text:a xlink:href="../../TransparentThoughts/944514.html">Formula of Lunch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4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79785">
            <text:p>879785</text:p>
          </table:table-cell>
          <table:table-cell table:style-name="ce2" office:value-type="string">
            <text:p><text:a xlink:href="../../TransparentThoughts/879785.html">开始在CSDN写BLOG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5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16155">
            <text:p>1016155</text:p>
          </table:table-cell>
          <table:table-cell table:style-name="ce2" office:value-type="string">
            <text:p><text:a xlink:href="../../TransparentThoughts/1016155.html">论小资产阶级生活情调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22</text:span><text:span text:style-name="T2">日</text:span><text:span text:style-name="T1">, </text:span><text:span text:style-name="T2">星期六 </text:span><text:span text:style-name="T1">22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65993">
            <text:p>1065993</text:p>
          </table:table-cell>
          <table:table-cell table:style-name="ce2" office:value-type="string">
            <text:p><text:a xlink:href="../../TransparentThoughts/1065993.html">我的Blog很值钱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9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1472">
            <text:p>1071472</text:p>
          </table:table-cell>
          <table:table-cell table:style-name="ce2" office:value-type="string">
            <text:p><text:a xlink:href="../../TransparentThoughts/1071472.html">在BlogDriver试用Google分析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01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46041">
            <text:p>1046041</text:p>
          </table:table-cell>
          <table:table-cell table:style-name="ce2" office:value-type="string">
            <text:p><text:a xlink:href="../../TransparentThoughts/1046041.html">纪念白求恩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5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2648">
            <text:p>1092648</text:p>
          </table:table-cell>
          <table:table-cell table:style-name="ce2" office:value-type="string">
            <text:p><text:a xlink:href="../../TransparentThoughts/1092648.html">搬家进行时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21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00251">
            <text:p>1100251</text:p>
          </table:table-cell>
          <table:table-cell table:style-name="ce2" office:value-type="string">
            <text:p><text:a xlink:href="../../TransparentThoughts/1100251.html">走过2005</text:a></text:p>
          </table:table-cell>
          <table:table-cell table:style-name="ce5" office:value-type="string">
            <text:p><text:span text:style-name="T3">2005</text:span><text:span text:style-name="T2">年</text:span><text:span text:style-name="T3">12</text:span><text:span text:style-name="T2">月</text:span><text:span text:style-name="T3">26</text:span><text:span text:style-name="T2">日</text:span><text:span text:style-name="T3">, </text:span><text:span text:style-name="T2">星期一 </text:span><text:span text:style-name="T3">22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12702">
            <text:p>1112702</text:p>
          </table:table-cell>
          <table:table-cell table:style-name="ce2" office:value-type="string">
            <text:p><text:a xlink:href="../../TransparentThoughts/1112702.html">[ZT]信息化与后现代的统一战线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22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1153">
            <text:p>1121153</text:p>
          </table:table-cell>
          <table:table-cell table:style-name="ce2" office:value-type="string">
            <text:p><text:a xlink:href="../../TransparentThoughts/1121153.html">可以访问sf.net了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22</text:span><text:span text:style-name="T2">日</text:span><text:span text:style-name="T1">, </text:span><text:span text:style-name="T2">星期日 </text:span><text:span text:style-name="T1">12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0678">
            <text:p>1140678</text:p>
          </table:table-cell>
          <table:table-cell table:style-name="ce2" office:value-type="string">
            <text:p><text:a xlink:href="../../TransparentThoughts/1140678.html">[zz]跳槽经验总结</text:a></text:p>
          </table:table-cell>
          <table:table-cell table:style-name="ce4" office:value-type="string">
            <text:p><text:span text:style-name="T1">2006</text:span><text:span text:style-name="T2">年</text:span><text:span text:style-name="T1">02</text:span><text:span text:style-name="T2">月</text:span><text:span text:style-name="T1">26</text:span><text:span text:style-name="T2">日</text:span><text:span text:style-name="T1">, </text:span><text:span text:style-name="T2">星期日 </text:span><text:span text:style-name="T1">16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60935">
            <text:p>1160935</text:p>
          </table:table-cell>
          <table:table-cell table:style-name="ce2" office:value-type="string">
            <text:p><text:a xlink:href="../../TransparentThoughts/1160935.html">在龙空看到了好玩的小说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四 </text:span><text:span text:style-name="T1">17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5102">
            <text:p>1175102</text:p>
          </table:table-cell>
          <table:table-cell table:style-name="ce2" office:value-type="string">
            <text:p><text:a xlink:href="../../TransparentThoughts/1175102.html">Martin Fowler Is Coming</text:a></text:p>
          </table:table-cell>
          <table:table-cell table:style-name="ce5" office:value-type="string">
            <text:p><text:span text:style-name="T3">2006</text:span><text:span text:style-name="T2">年</text:span><text:span text:style-name="T3">04</text:span><text:span text:style-name="T2">月</text:span><text:span text:style-name="T3">27</text:span><text:span text:style-name="T2">日</text:span><text:span text:style-name="T3">, </text:span><text:span text:style-name="T2">星期四 </text:span><text:span text:style-name="T3">12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1049">
            <text:p>1181049</text:p>
          </table:table-cell>
          <table:table-cell table:style-name="ce2" office:value-type="string">
            <text:p><text:a xlink:href="../../TransparentThoughts/1181049.html">Martin Fowler邀您玩转“敏捷中国”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3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7414">
            <text:p>1187414</text:p>
          </table:table-cell>
          <table:table-cell table:style-name="ce2" office:value-type="string">
            <text:p><text:a xlink:href="../../TransparentThoughts/1187414.html">值得关注的技术网站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4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4193">
            <text:p>1194193</text:p>
          </table:table-cell>
          <table:table-cell table:style-name="ce2" office:value-type="string">
            <text:p><text:a xlink:href="../../TransparentThoughts/1194193.html">过去、现在与将来的写作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4:1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9982">
            <text:p>1199982</text:p>
          </table:table-cell>
          <table:table-cell table:style-name="ce2" office:value-type="string">
            <text:p><text:a xlink:href="../../TransparentThoughts/1199982.html">放了自己，喊一嗓子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2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9723">
            <text:p>1209723</text:p>
          </table:table-cell>
          <table:table-cell table:style-name="ce2" office:value-type="string">
            <text:p><text:a xlink:href="../../TransparentThoughts/1209723.html">Martin's Bliki，中文版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7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2501">
            <text:p>1212501</text:p>
          </table:table-cell>
          <table:table-cell table:style-name="ce2" office:value-type="string">
            <text:p><text:a xlink:href="../../TransparentThoughts/1212501.html">8月10日CSDN聊天活动预告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9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36545">
            <text:p>1236545</text:p>
          </table:table-cell>
          <table:table-cell table:style-name="ce2" office:value-type="string">
            <text:p><text:a xlink:href="../../TransparentThoughts/1236545.html">无心作博－迁移</text:a></text:p>
          </table:table-cell>
          <table:table-cell table:style-name="ce4" office:value-type="string">
            <text:p><text:span text:style-name="T1">2006</text:span><text:span text:style-name="T2">年</text:span><text:span text:style-name="T1">10</text:span><text:span text:style-name="T2">月</text:span><text:span text:style-name="T1">21</text:span><text:span text:style-name="T2">日</text:span><text:span text:style-name="T1">, </text:span><text:span text:style-name="T2">星期六 </text:span><text:span text:style-name="T1">13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43288">
            <text:p>1243288</text:p>
          </table:table-cell>
          <table:table-cell table:style-name="ce2" office:value-type="string">
            <text:p><text:a xlink:href="../../TransparentThoughts/1243288.html">InfoQ-China发布在即，敬请关注支持</text:a></text:p>
          </table:table-cell>
          <table:table-cell table:style-name="ce4" office:value-type="string">
            <text:p><text:span text:style-name="T1">2006</text:span><text:span text:style-name="T2">年</text:span><text:span text:style-name="T1">11</text:span><text:span text:style-name="T2">月</text:span><text:span text:style-name="T1">15</text:span><text:span text:style-name="T2">日</text:span><text:span text:style-name="T1">, </text:span><text:span text:style-name="T2">星期三 </text:span><text:span text:style-name="T1">21:30</text:span></text:p>
          </table:table-cell>
          <table:table-cell table:style-name="ce1" office:value-type="string">
            <text:p>NotSelected</text:p>
          </table:table-cell>
        </table:table-row>
        <table:table-row table:style-name="ro1" table:number-rows-repeated="650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D514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3">02/23/2007</text:date>, <text:time>19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2T16:23:40</meta:creation-date>
    <dc:creator>Jeff Xiong</dc:creator>
    <dc:date>2007-02-23T19:10:47</dc:date>
    <dc:language>en-US</dc:language>
    <meta:editing-cycles>34</meta:editing-cycles>
    <meta:editing-duration>PT4H19M38S</meta:editing-duration>
    <meta:user-defined meta:name="Info 1"/>
    <meta:user-defined meta:name="Info 2"/>
    <meta:user-defined meta:name="Info 3"/>
    <meta:user-defined meta:name="Info 4"/>
    <meta:document-statistic meta:table-count="3" meta:cell-count="2056"/>
  </office:meta>
</office:document-meta>
</file>